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style="italic"/>
    </style:style>
    <style:style style:name="ce4" style:family="table-cell" style:parent-style-name="Default" style:data-style-name="N37">
      <style:table-cell-properties fo:wrap-option="wrap"/>
      <style:text-properties fo:font-style="italic"/>
    </style:style>
    <style:style style:name="ce5" style:family="table-cell" style:parent-style-name="Default">
      <style:table-cell-properties fo:wrap-option="wrap"/>
      <style:text-properties fo:font-style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4pt" fo:font-weight="bold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fo:background-color="#ffcccc"/>
    </style:style>
    <style:style style:name="ce10" style:family="table-cell" style:parent-style-name="Default">
      <style:table-cell-properties fo:background-color="#ffcccc"/>
    </style:style>
    <style:style style:name="ce11" style:family="table-cell" style:parent-style-name="Default" style:data-style-name="N37">
      <style:table-cell-properties fo:border-bottom="0.74pt solid #000000" fo:background-color="#ffffcc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ffffcc" fo:border-left="none" fo:border-right="none" fo:border-top="0.74pt solid #000000"/>
    </style:style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"/>
    <style:style style:name="ce15" style:family="table-cell" style:parent-style-name="Default" style:data-style-name="N10"/>
    <style:style style:name="ce16" style:family="table-cell" style:parent-style-name="Default" style:data-style-name="N1">
      <style:table-cell-properties fo:background-color="#ffcccc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23"/>
    <style:style style:name="ce19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5"/>
        <table:table-column table:style-name="co2" table:number-columns-repeated="2" table:default-cell-style-name="ce16"/>
        <table:table-column table:style-name="co2" table:default-cell-style-name="ce18"/>
        <table:table-column table:style-name="co2" table:default-cell-style-name="Default"/>
        <table:table-column table:style-name="co2" table:default-cell-style-name="ce1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office:value-type="string" calcext:value-type="string">
            <text:p>References</text:p>
          </table:table-cell>
          <table:table-cell office:value-type="string" calcext:value-type="string">
            <text:p>https://www.asep.org/asep/asep/Robergs2.pdf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2" table:number-rows-spanned="1">
            <text:p>Enter Your Details</text:p>
          </table:table-cell>
          <table:covered-table-cell table:style-name="ce2"/>
          <table:table-cell table:style-name="Default" table:number-columns-repeated="3"/>
          <table:table-cell/>
          <table:table-cell table:style-name="Default"/>
          <table:table-cell table:number-columns-repeated="2"/>
          <table:table-cell office:value-type="string" calcext:value-type="string">
            <text:p>Karvonen, M.J., Kentala, E. and Mustala, O. The effects of training on heart rate: a longitudinal study. Ann Med Exper Fenn 1957;35(3):307-3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 calcext:value-type="string">
            <text:p>Date of Birth</text:p>
          </table:table-cell>
          <table:table-cell table:style-name="ce11" office:value-type="date" office:date-value="1980-01-01" calcext:value-type="date">
            <text:p>01/01/80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 calcext:value-type="string">
            <text:p>Program Start Date</text:p>
          </table:table-cell>
          <table:table-cell table:style-name="ce11" table:formula="of:=TODAY()" office:value-type="date" office:date-value="2017-05-03" calcext:value-type="date">
            <text:p>05/03/17</text:p>
          </table:table-cell>
          <table:table-cell table:style-name="Default"/>
          <table:table-cell table:style-name="ce17" office:value-type="string" calcext:value-type="string">
            <text:p>Age in Years</text:p>
          </table:table-cell>
          <table:table-cell table:style-name="Default"/>
          <table:table-cell table:style-name="ce6" office:value-type="string" calcext:value-type="string" table:number-columns-spanned="2" table:number-rows-spanned="1">
            <text:p>Maximal Heart Rate</text:p>
          </table:table-cell>
          <table:covered-table-cell table:style-name="Default"/>
          <table:table-cell table:number-columns-repeated="1017"/>
        </table:table-row>
        <table:table-row table:style-name="ro3">
          <table:table-cell table:style-name="ce5" office:value-type="string" calcext:value-type="string">
            <text:p>Resting Heart Rate in BPM</text:p>
          </table:table-cell>
          <table:table-cell table:style-name="ce12" office:value-type="float" office:value="70" calcext:value-type="float">
            <text:p>70</text:p>
          </table:table-cell>
          <table:table-cell table:style-name="Default"/>
          <table:table-cell table:style-name="Default" table:formula="of:=ROUND(([.B5]-[.B4])/365.25)" office:value-type="float" office:value="37" calcext:value-type="float">
            <text:p>37</text:p>
          </table:table-cell>
          <table:table-cell table:style-name="Default"/>
          <table:table-cell office:value-type="string" calcext:value-type="string">
            <text:p>Inbar</text:p>
          </table:table-cell>
          <table:table-cell table:style-name="ce14" table:formula="of:=205.8 - (0.685 * [.D6])" office:value-type="float" office:value="180.455" calcext:value-type="float">
            <text:p>180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Training Heart Rate Range</text:p>
          </table:table-cell>
          <table:covered-table-cell table:style-name="Default"/>
          <table:table-cell table:style-name="Default"/>
          <table:table-cell table:style-name="ce6" office:value-type="string" calcext:value-type="string" table:number-columns-spanned="2" table:number-rows-spanned="1">
            <text:p>Progression Calendar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1">
            <text:p>Duration in Minute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Frequency per Week</text:p>
          </table:table-cell>
          <table:covered-table-cell/>
          <table:table-cell table:number-columns-repeated="1013"/>
        </table:table-row>
        <table:table-row table:style-name="ro1">
          <table:table-cell table:style-name="Default" office:value-type="string" calcext:value-type="string">
            <text:p>Minimum</text:p>
          </table:table-cell>
          <table:table-cell table:style-name="ce13" table:formula="of:=0.6 * ([.G6]-[.B6]) + [.B6]" office:value-type="float" office:value="136.273" calcext:value-type="float">
            <text:p>136</text:p>
          </table:table-cell>
          <table:table-cell table:style-name="Default"/>
          <table:table-cell table:style-name="Default" office:value-type="string" calcext:value-type="string">
            <text:p>Start Date</text:p>
          </table:table-cell>
          <table:table-cell table:style-name="ce2" table:formula="of:=[.B5]" office:value-type="date" office:date-value="2017-05-03" calcext:value-type="date">
            <text:p>05/03/17</text:p>
          </table:table-cell>
          <table:table-cell/>
          <table:table-cell table:style-name="Default" office:value-type="string" calcext:value-type="string">
            <text:p>Minimum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0" office:value-type="string" calcext:value-type="string">
            <text:p>Start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Maximum</text:p>
          </table:table-cell>
          <table:table-cell table:style-name="ce14" table:formula="of:=0.9 * ([.G6]-[.B6]) + [.B6]" office:value-type="float" office:value="169.4095" calcext:value-type="float">
            <text:p>169</text:p>
          </table:table-cell>
          <table:table-cell table:style-name="Default"/>
          <table:table-cell table:style-name="Default" office:value-type="string" calcext:value-type="string">
            <text:p>End Date</text:p>
          </table:table-cell>
          <table:table-cell table:style-name="ce2" table:formula="of:=[.E9]+180" office:value-type="date" office:date-value="2017-10-30" calcext:value-type="date">
            <text:p>10/30/17</text:p>
          </table:table-cell>
          <table:table-cell/>
          <table:table-cell table:style-name="Default" office:value-type="string" calcext:value-type="string">
            <text:p>Maximum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0" office:value-type="string" calcext:value-type="string">
            <text:p>End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 Days</text:p>
          </table:table-cell>
          <table:table-cell table:style-name="Default" table:formula="of:=[.E10]-[.E9]" office:value-type="float" office:value="180" calcext:value-type="float">
            <text:p>180</text:p>
          </table:table-cell>
          <table:table-cell/>
          <table:table-cell table:style-name="Default"/>
          <table:table-cell table:number-columns-repeated="1017"/>
        </table:table-row>
        <table:table-row table:style-name="ro4">
          <table:table-cell table:style-name="ce7" office:value-type="string" calcext:value-type="string" table:number-columns-spanned="2" table:number-rows-spanned="1">
            <text:p>Schedule Plan</text:p>
          </table:table-cell>
          <table:covered-table-cell table:style-name="Default"/>
          <table:table-cell table:style-name="Default" table:number-columns-repeated="3"/>
          <table:table-cell/>
          <table:table-cell table:style-name="ce7" office:value-type="string" calcext:value-type="string" table:number-columns-spanned="3" table:number-rows-spanned="1">
            <text:p>Schedule Accomplished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6" office:value-type="string" calcext:value-type="string">
            <text:p>Completion</text:p>
          </table:table-cell>
          <table:table-cell table:style-name="ce8" office:value-type="string" calcext:value-type="string">
            <text:p>Target HR</text:p>
          </table:table-cell>
          <table:table-cell table:style-name="ce8" office:value-type="string" calcext:value-type="string">
            <text:p>Minutes</text:p>
          </table:table-cell>
          <table:table-cell table:style-name="ce6" office:value-type="string" calcext:value-type="string">
            <text:p>Days til Next</text:p>
          </table:table-cell>
          <table:table-cell table:style-name="ce6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arget HR</text:p>
          </table:table-cell>
          <table:table-cell table:style-name="ce6" office:value-type="string" calcext:value-type="string">
            <text:p>Minutes</text:p>
          </table:table-cell>
          <table:table-cell table:style-name="ce6" office:value-type="string" calcext:value-type="string">
            <text:p>Body Weight</text:p>
          </table:table-cell>
          <table:table-cell table:style-name="ce6" table:number-columns-repeated="1014"/>
        </table:table-row>
        <table:table-row table:style-name="ro1">
          <table:table-cell table:formula="of:=[.B5]" office:value-type="date" office:date-value="2017-05-03" calcext:value-type="date">
            <text:p>Wed, May 3</text:p>
          </table:table-cell>
          <table:table-cell table:formula="of:=MIN(([.A14]-[.$E$9])/[.$E$11]; 1)" office:value-type="percentage" office:value="0" calcext:value-type="percentage">
            <text:p>0%</text:p>
          </table:table-cell>
          <table:table-cell table:formula="of:= [.B14] * ([.$B$10] - [.$B$9]) + [.$B$9]" office:value-type="float" office:value="136.273" calcext:value-type="float">
            <text:p>136</text:p>
          </table:table-cell>
          <table:table-cell table:formula="of:= [.B14] * ([.$H$10] - [.$H$9]) + [.$H$9]" office:value-type="float" office:value="15" calcext:value-type="float">
            <text:p>15</text:p>
          </table:table-cell>
          <table:table-cell table:formula="of:= 7 / ([.B14] * ([.$K$10] - [.$K$9]) + [.$K$9])" office:value-type="float" office:value="2.33333333333333" calcext:value-type="float">
            <text:p>2.3</text:p>
          </table:table-cell>
          <table:table-cell table:number-columns-repeated="1019"/>
        </table:table-row>
        <table:table-row table:style-name="ro1">
          <table:table-cell table:formula="of:= [.A14] + [.E14]" office:value-type="date" office:date-value="2017-05-05T08:00:00" calcext:value-type="date">
            <text:p>Fri, May 5</text:p>
          </table:table-cell>
          <table:table-cell table:formula="of:=MIN(([.A15]-[.$E$9])/[.$E$11]; 1)" office:value-type="percentage" office:value="0.0129629629629764" calcext:value-type="percentage">
            <text:p>1%</text:p>
          </table:table-cell>
          <table:table-cell table:formula="of:= [.B15] * ([.$B$10] - [.$B$9]) + [.$B$9]" office:value-type="float" office:value="136.702547222223" calcext:value-type="float">
            <text:p>137</text:p>
          </table:table-cell>
          <table:table-cell table:formula="of:= [.B15] * ([.$H$10] - [.$H$9]) + [.$H$9]" office:value-type="float" office:value="15.5833333333339" calcext:value-type="float">
            <text:p>16</text:p>
          </table:table-cell>
          <table:table-cell table:formula="of:= 7 / ([.B15] * ([.$K$10] - [.$K$9]) + [.$K$9])" office:value-type="float" office:value="2.31334149326803" calcext:value-type="float">
            <text:p>2.3</text:p>
          </table:table-cell>
          <table:table-cell table:number-columns-repeated="1019"/>
        </table:table-row>
        <table:table-row table:style-name="ro1">
          <table:table-cell table:formula="of:= [.A15] + [.E15]" office:value-type="date" office:date-value="2017-05-07T15:31:12.705018" calcext:value-type="date">
            <text:p>Sun, May 7</text:p>
          </table:table-cell>
          <table:table-cell table:formula="of:=MIN(([.A16]-[.$E$9])/[.$E$11]; 1)" office:value-type="percentage" office:value="0.0258148601477943" calcext:value-type="percentage">
            <text:p>3%</text:p>
          </table:table-cell>
          <table:table-cell table:formula="of:= [.B16] * ([.$B$10] - [.$B$9]) + [.$B$9]" office:value-type="float" office:value="137.128414113287" calcext:value-type="float">
            <text:p>137</text:p>
          </table:table-cell>
          <table:table-cell table:formula="of:= [.B16] * ([.$H$10] - [.$H$9]) + [.$H$9]" office:value-type="float" office:value="16.1616687066507" calcext:value-type="float">
            <text:p>16</text:p>
          </table:table-cell>
          <table:table-cell table:formula="of:= 7 / ([.B16] * ([.$K$10] - [.$K$9]) + [.$K$9])" office:value-type="float" office:value="2.29385628061125" calcext:value-type="float">
            <text:p>2.3</text:p>
          </table:table-cell>
          <table:table-cell table:number-columns-repeated="1019"/>
        </table:table-row>
        <table:table-row table:style-name="ro1">
          <table:table-cell table:formula="of:= [.A16] + [.E16]" office:value-type="date" office:date-value="2017-05-09T22:34:21.887663" calcext:value-type="date">
            <text:p>Tue, May 9</text:p>
          </table:table-cell>
          <table:table-cell table:formula="of:=MIN(([.A17]-[.$E$9])/[.$E$11]; 1)" office:value-type="percentage" office:value="0.0385585061511746" calcext:value-type="percentage">
            <text:p>4%</text:p>
          </table:table-cell>
          <table:table-cell table:formula="of:= [.B17] * ([.$B$10] - [.$B$9]) + [.$B$9]" office:value-type="float" office:value="137.550693939078" calcext:value-type="float">
            <text:p>138</text:p>
          </table:table-cell>
          <table:table-cell table:formula="of:= [.B17] * ([.$H$10] - [.$H$9]) + [.$H$9]" office:value-type="float" office:value="16.7351327768029" calcext:value-type="float">
            <text:p>17</text:p>
          </table:table-cell>
          <table:table-cell table:formula="of:= 7 / ([.B17] * ([.$K$10] - [.$K$9]) + [.$K$9])" office:value-type="float" office:value="2.27485661806617" calcext:value-type="float">
            <text:p>2.3</text:p>
          </table:table-cell>
          <table:table-cell table:number-columns-repeated="1019"/>
        </table:table-row>
        <table:table-row table:style-name="ro1">
          <table:table-cell table:formula="of:= [.A17] + [.E17]" office:value-type="date" office:date-value="2017-05-12T05:10:09.499464" calcext:value-type="date">
            <text:p>Fri, May 12</text:p>
          </table:table-cell>
          <table:table-cell table:formula="of:=MIN(([.A18]-[.$E$9])/[.$E$11]; 1)" office:value-type="percentage" office:value="0.0511965984737698" calcext:value-type="percentage">
            <text:p>5%</text:p>
          </table:table-cell>
          <table:table-cell table:formula="of:= [.B18] * ([.$B$10] - [.$B$9]) + [.$B$9]" office:value-type="float" office:value="137.969476085326" calcext:value-type="float">
            <text:p>138</text:p>
          </table:table-cell>
          <table:table-cell table:formula="of:= [.B18] * ([.$H$10] - [.$H$9]) + [.$H$9]" office:value-type="float" office:value="17.3038469313196" calcext:value-type="float">
            <text:p>17</text:p>
          </table:table-cell>
          <table:table-cell table:formula="of:= 7 / ([.B18] * ([.$K$10] - [.$K$9]) + [.$K$9])" office:value-type="float" office:value="2.25632263727478" calcext:value-type="float">
            <text:p>2.3</text:p>
          </table:table-cell>
          <table:table-cell table:number-columns-repeated="1019"/>
        </table:table-row>
        <table:table-row table:style-name="ro1">
          <table:table-cell table:formula="of:= [.A18] + [.E18]" office:value-type="date" office:date-value="2017-05-14T11:19:15.775324" calcext:value-type="date">
            <text:p>Sun, May 14</text:p>
          </table:table-cell>
          <table:table-cell table:formula="of:=MIN(([.A19]-[.$E$9])/[.$E$11]; 1)" office:value-type="percentage" office:value="0.0637317242363982" calcext:value-type="percentage">
            <text:p>6%</text:p>
          </table:table-cell>
          <table:table-cell table:formula="of:= [.B19] * ([.$B$10] - [.$B$9]) + [.$B$9]" office:value-type="float" office:value="138.384846280159" calcext:value-type="float">
            <text:p>138</text:p>
          </table:table-cell>
          <table:table-cell table:formula="of:= [.B19] * ([.$H$10] - [.$H$9]) + [.$H$9]" office:value-type="float" office:value="17.8679275906379" calcext:value-type="float">
            <text:p>18</text:p>
          </table:table-cell>
          <table:table-cell table:formula="of:= 7 / ([.B19] * ([.$K$10] - [.$K$9]) + [.$K$9])" office:value-type="float" office:value="2.23823559102449" calcext:value-type="float">
            <text:p>2.2</text:p>
          </table:table-cell>
          <table:table-cell table:number-columns-repeated="1019"/>
        </table:table-row>
        <table:table-row table:style-name="ro1">
          <table:table-cell table:formula="of:= [.A19] + [.E19]" office:value-type="date" office:date-value="2017-05-16T17:02:19.330389" calcext:value-type="date">
            <text:p>Tue, May 16</text:p>
          </table:table-cell>
          <table:table-cell table:formula="of:=MIN(([.A20]-[.$E$9])/[.$E$11]; 1)" office:value-type="percentage" office:value="0.0761663664087488" calcext:value-type="percentage">
            <text:p>8%</text:p>
          </table:table-cell>
          <table:table-cell table:formula="of:= [.B20] * ([.$B$10] - [.$B$9]) + [.$B$9]" office:value-type="float" office:value="138.796886800504" calcext:value-type="float">
            <text:p>139</text:p>
          </table:table-cell>
          <table:table-cell table:formula="of:= [.B20] * ([.$H$10] - [.$H$9]) + [.$H$9]" office:value-type="float" office:value="18.4274864883937" calcext:value-type="float">
            <text:p>18</text:p>
          </table:table-cell>
          <table:table-cell table:formula="of:= 7 / ([.B20] * ([.$K$10] - [.$K$9]) + [.$K$9])" office:value-type="float" office:value="2.22057777312851" calcext:value-type="float">
            <text:p>2.2</text:p>
          </table:table-cell>
          <table:table-cell table:number-columns-repeated="1019"/>
        </table:table-row>
        <table:table-row table:style-name="ro1">
          <table:table-cell table:formula="of:= [.A20] + [.E20]" office:value-type="date" office:date-value="2017-05-18T22:19:57.249987" calcext:value-type="date">
            <text:p>Thu, May 18</text:p>
          </table:table-cell>
          <table:table-cell table:formula="of:=MIN(([.A21]-[.$E$9])/[.$E$11]; 1)" office:value-type="percentage" office:value="0.0885029095927975" calcext:value-type="percentage">
            <text:p>9%</text:p>
          </table:table-cell>
          <table:table-cell table:formula="of:= [.B21] * ([.$B$10] - [.$B$9]) + [.$B$9]" office:value-type="float" office:value="139.205676663722" calcext:value-type="float">
            <text:p>139</text:p>
          </table:table-cell>
          <table:table-cell table:formula="of:= [.B21] * ([.$H$10] - [.$H$9]) + [.$H$9]" office:value-type="float" office:value="18.9826309316759" calcext:value-type="float">
            <text:p>19</text:p>
          </table:table-cell>
          <table:table-cell table:formula="of:= 7 / ([.B21] * ([.$K$10] - [.$K$9]) + [.$K$9])" office:value-type="float" office:value="2.20333244519974" calcext:value-type="float">
            <text:p>2.2</text:p>
          </table:table-cell>
          <table:table-cell table:number-columns-repeated="1019"/>
        </table:table-row>
        <table:table-row table:style-name="ro1">
          <table:table-cell table:formula="of:= [.A21] + [.E21]" office:value-type="date" office:date-value="2017-05-21T03:12:45.173252" calcext:value-type="date">
            <text:p>Sun, May 21</text:p>
          </table:table-cell>
          <table:table-cell table:formula="of:=MIN(([.A22]-[.$E$9])/[.$E$11]; 1)" office:value-type="percentage" office:value="0.100743645399456" calcext:value-type="percentage">
            <text:p>10%</text:p>
          </table:table-cell>
          <table:table-cell table:formula="of:= [.B22] * ([.$B$10] - [.$B$9]) + [.$B$9]" office:value-type="float" office:value="139.611291805779" calcext:value-type="float">
            <text:p>140</text:p>
          </table:table-cell>
          <table:table-cell table:formula="of:= [.B22] * ([.$H$10] - [.$H$9]) + [.$H$9]" office:value-type="float" office:value="19.5334640429755" calcext:value-type="float">
            <text:p>20</text:p>
          </table:table-cell>
          <table:table-cell table:formula="of:= 7 / ([.B22] * ([.$K$10] - [.$K$9]) + [.$K$9])" office:value-type="float" office:value="2.18648376962733" calcext:value-type="float">
            <text:p>2.2</text:p>
          </table:table-cell>
          <table:table-cell table:number-columns-repeated="1019"/>
        </table:table-row>
        <table:table-row table:style-name="ro1">
          <table:table-cell table:formula="of:= [.A22] + [.E22]" office:value-type="date" office:date-value="2017-05-23T07:41:17.370948" calcext:value-type="date">
            <text:p>Tue, May 23</text:p>
          </table:table-cell>
          <table:table-cell table:formula="of:=MIN(([.A23]-[.$E$9])/[.$E$11]; 1)" office:value-type="percentage" office:value="0.112890777452938" calcext:value-type="percentage">
            <text:p>11%</text:p>
          </table:table-cell>
          <table:table-cell table:formula="of:= [.B23] * ([.$B$10] - [.$B$9]) + [.$B$9]" office:value-type="float" office:value="140.013805247069" calcext:value-type="float">
            <text:p>140</text:p>
          </table:table-cell>
          <table:table-cell table:formula="of:= [.B23] * ([.$H$10] - [.$H$9]) + [.$H$9]" office:value-type="float" office:value="20.0800849853822" calcext:value-type="float">
            <text:p>20</text:p>
          </table:table-cell>
          <table:table-cell table:formula="of:= 7 / ([.B23] * ([.$K$10] - [.$K$9]) + [.$K$9])" office:value-type="float" office:value="2.17001674814408" calcext:value-type="float">
            <text:p>2.2</text:p>
          </table:table-cell>
          <table:table-cell table:number-columns-repeated="1019"/>
        </table:table-row>
        <table:table-row table:style-name="ro1">
          <table:table-cell table:formula="of:= [.A23] + [.E23]" office:value-type="date" office:date-value="2017-05-25T11:46:06.817988" calcext:value-type="date">
            <text:p>Thu, May 25</text:p>
          </table:table-cell>
          <table:table-cell table:formula="of:=MIN(([.A24]-[.$E$9])/[.$E$11]; 1)" office:value-type="percentage" office:value="0.124946426053753" calcext:value-type="percentage">
            <text:p>12%</text:p>
          </table:table-cell>
          <table:table-cell table:formula="of:= [.B24] * ([.$B$10] - [.$B$9]) + [.$B$9]" office:value-type="float" office:value="140.41328724693" calcext:value-type="float">
            <text:p>140</text:p>
          </table:table-cell>
          <table:table-cell table:formula="of:= [.B24] * ([.$H$10] - [.$H$9]) + [.$H$9]" office:value-type="float" office:value="20.6225891724189" calcext:value-type="float">
            <text:p>21</text:p>
          </table:table-cell>
          <table:table-cell table:formula="of:= 7 / ([.B24] * ([.$K$10] - [.$K$9]) + [.$K$9])" office:value-type="float" office:value="2.1539171654415" calcext:value-type="float">
            <text:p>2.2</text:p>
          </table:table-cell>
          <table:table-cell table:number-columns-repeated="1019"/>
        </table:table-row>
        <table:table-row table:style-name="ro1">
          <table:table-cell table:formula="of:= [.A24] + [.E24]" office:value-type="date" office:date-value="2017-05-27T15:27:45.261082" calcext:value-type="date">
            <text:p>Sat, May 27</text:p>
          </table:table-cell>
          <table:table-cell table:formula="of:=MIN(([.A25]-[.$E$9])/[.$E$11]; 1)" office:value-type="percentage" office:value="0.136912632528442" calcext:value-type="percentage">
            <text:p>14%</text:p>
          </table:table-cell>
          <table:table-cell table:formula="of:= [.B25] * ([.$B$10] - [.$B$9]) + [.$B$9]" office:value-type="float" office:value="140.809805447779" calcext:value-type="float">
            <text:p>141</text:p>
          </table:table-cell>
          <table:table-cell table:formula="of:= [.B25] * ([.$H$10] - [.$H$9]) + [.$H$9]" office:value-type="float" office:value="21.1610684637799" calcext:value-type="float">
            <text:p>21</text:p>
          </table:table-cell>
          <table:table-cell table:formula="of:= 7 / ([.B25] * ([.$K$10] - [.$K$9]) + [.$K$9])" office:value-type="float" office:value="2.1381715373494" calcext:value-type="float">
            <text:p>2.1</text:p>
          </table:table-cell>
          <table:table-cell table:number-columns-repeated="1019"/>
        </table:table-row>
        <table:table-row table:style-name="ro1">
          <table:table-cell table:formula="of:= [.A25] + [.E25]" office:value-type="date" office:date-value="2017-05-29T18:46:43.281909" calcext:value-type="date">
            <text:p>Mon, May 29</text:p>
          </table:table-cell>
          <table:table-cell table:formula="of:=MIN(([.A26]-[.$E$9])/[.$E$11]; 1)" office:value-type="percentage" office:value="0.148791363291497" calcext:value-type="percentage">
            <text:p>15%</text:p>
          </table:table-cell>
          <table:table-cell table:formula="of:= [.B26] * ([.$B$10] - [.$B$9]) + [.$B$9]" office:value-type="float" office:value="141.203425009709" calcext:value-type="float">
            <text:p>141</text:p>
          </table:table-cell>
          <table:table-cell table:formula="of:= [.B26] * ([.$H$10] - [.$H$9]) + [.$H$9]" office:value-type="float" office:value="21.6956113481174" calcext:value-type="float">
            <text:p>22</text:p>
          </table:table-cell>
          <table:table-cell table:formula="of:= 7 / ([.B26] * ([.$K$10] - [.$K$9]) + [.$K$9])" office:value-type="float" office:value="2.12276706314916" calcext:value-type="float">
            <text:p>2.1</text:p>
          </table:table-cell>
          <table:table-cell table:number-columns-repeated="1019"/>
        </table:table-row>
        <table:table-row table:style-name="ro1">
          <table:table-cell table:formula="of:= [.A26] + [.E26]" office:value-type="date" office:date-value="2017-05-31T21:43:30.356165" calcext:value-type="date">
            <text:p>Wed, May 31</text:p>
          </table:table-cell>
          <table:table-cell table:formula="of:=MIN(([.A27]-[.$E$9])/[.$E$11]; 1)" office:value-type="percentage" office:value="0.160584513642324" calcext:value-type="percentage">
            <text:p>16%</text:p>
          </table:table-cell>
          <table:table-cell table:formula="of:= [.B27] * ([.$B$10] - [.$B$9]) + [.$B$9]" office:value-type="float" office:value="141.594208736309" calcext:value-type="float">
            <text:p>142</text:p>
          </table:table-cell>
          <table:table-cell table:formula="of:= [.B27] * ([.$H$10] - [.$H$9]) + [.$H$9]" office:value-type="float" office:value="22.2263031139046" calcext:value-type="float">
            <text:p>22</text:p>
          </table:table-cell>
          <table:table-cell table:formula="of:= 7 / ([.B27] * ([.$K$10] - [.$K$9]) + [.$K$9])" office:value-type="float" office:value="2.10769158163658" calcext:value-type="float">
            <text:p>2.1</text:p>
          </table:table-cell>
          <table:table-cell table:number-columns-repeated="1019"/>
        </table:table-row>
        <table:table-row table:style-name="ro1">
          <table:table-cell table:formula="of:= [.A27] + [.E27]" office:value-type="date" office:date-value="2017-06-03T00:18:34.908819" calcext:value-type="date">
            <text:p>Sat, Jun 3</text:p>
          </table:table-cell>
          <table:table-cell table:formula="of:=MIN(([.A28]-[.$E$9])/[.$E$11]; 1)" office:value-type="percentage" office:value="0.172293911318088" calcext:value-type="percentage">
            <text:p>17%</text:p>
          </table:table-cell>
          <table:table-cell table:formula="of:= [.B28] * ([.$B$10] - [.$B$9]) + [.$B$9]" office:value-type="float" office:value="141.982217192392" calcext:value-type="float">
            <text:p>142</text:p>
          </table:table-cell>
          <table:table-cell table:formula="of:= [.B28] * ([.$H$10] - [.$H$9]) + [.$H$9]" office:value-type="float" office:value="22.7532260093139" calcext:value-type="float">
            <text:p>23</text:p>
          </table:table-cell>
          <table:table-cell table:formula="of:= 7 / ([.B28] * ([.$K$10] - [.$K$9]) + [.$K$9])" office:value-type="float" office:value="2.09293353059052" calcext:value-type="float">
            <text:p>2.1</text:p>
          </table:table-cell>
          <table:table-cell table:number-columns-repeated="1019"/>
        </table:table-row>
        <table:table-row table:style-name="ro1">
          <table:table-cell table:formula="of:= [.A28] + [.E28]" office:value-type="date" office:date-value="2017-06-05T02:32:24.365862" calcext:value-type="date">
            <text:p>Mon, Jun 5</text:p>
          </table:table-cell>
          <table:table-cell table:formula="of:=MIN(([.A29]-[.$E$9])/[.$E$11]; 1)" office:value-type="percentage" office:value="0.183921319821376" calcext:value-type="percentage">
            <text:p>18%</text:p>
          </table:table-cell>
          <table:table-cell table:formula="of:= [.B29] * ([.$B$10] - [.$B$9]) + [.$B$9]" office:value-type="float" office:value="142.367508814261" calcext:value-type="float">
            <text:p>142</text:p>
          </table:table-cell>
          <table:table-cell table:formula="of:= [.B29] * ([.$H$10] - [.$H$9]) + [.$H$9]" office:value-type="float" office:value="23.2764593919619" calcext:value-type="float">
            <text:p>23</text:p>
          </table:table-cell>
          <table:table-cell table:formula="of:= 7 / ([.B29] * ([.$K$10] - [.$K$9]) + [.$K$9])" office:value-type="float" office:value="2.0784819093396" calcext:value-type="float">
            <text:p>2.1</text:p>
          </table:table-cell>
          <table:table-cell table:number-columns-repeated="1019"/>
        </table:table-row>
        <table:table-row table:style-name="ro1">
          <table:table-cell table:formula="of:= [.A29] + [.E29]" office:value-type="date" office:date-value="2017-06-07T04:25:25.202829" calcext:value-type="date">
            <text:p>Wed, Jun 7</text:p>
          </table:table-cell>
          <table:table-cell table:formula="of:=MIN(([.A30]-[.$E$9])/[.$E$11]; 1)" office:value-type="percentage" office:value="0.195468441539924" calcext:value-type="percentage">
            <text:p>20%</text:p>
          </table:table-cell>
          <table:table-cell table:formula="of:= [.B30] * ([.$B$10] - [.$B$9]) + [.$B$9]" office:value-type="float" office:value="142.750140013088" calcext:value-type="float">
            <text:p>143</text:p>
          </table:table-cell>
          <table:table-cell table:formula="of:= [.B30] * ([.$H$10] - [.$H$9]) + [.$H$9]" office:value-type="float" office:value="23.7960798692966" calcext:value-type="float">
            <text:p>24</text:p>
          </table:table-cell>
          <table:table-cell table:formula="of:= 7 / ([.B30] * ([.$K$10] - [.$K$9]) + [.$K$9])" office:value-type="float" office:value="2.06432624415061" calcext:value-type="float">
            <text:p>2.1</text:p>
          </table:table-cell>
          <table:table-cell table:number-columns-repeated="1019"/>
        </table:table-row>
        <table:table-row table:style-name="ro1">
          <table:table-cell table:formula="of:= [.A30] + [.E30]" office:value-type="date" office:date-value="2017-06-09T05:58:02.990324" calcext:value-type="date">
            <text:p>Fri, Jun 9</text:p>
          </table:table-cell>
          <table:table-cell table:formula="of:=MIN(([.A31]-[.$E$9])/[.$E$11]; 1)" office:value-type="percentage" office:value="0.206936920674101" calcext:value-type="percentage">
            <text:p>21%</text:p>
          </table:table-cell>
          <table:table-cell table:formula="of:= [.B31] * ([.$B$10] - [.$B$9]) + [.$B$9]" office:value-type="float" office:value="143.130165271917" calcext:value-type="float">
            <text:p>143</text:p>
          </table:table-cell>
          <table:table-cell table:formula="of:= [.B31] * ([.$H$10] - [.$H$9]) + [.$H$9]" office:value-type="float" office:value="24.3121614303345" calcext:value-type="float">
            <text:p>24</text:p>
          </table:table-cell>
          <table:table-cell table:formula="of:= 7 / ([.B31] * ([.$K$10] - [.$K$9]) + [.$K$9])" office:value-type="float" office:value="2.0504565561906" calcext:value-type="float">
            <text:p>2.1</text:p>
          </table:table-cell>
          <table:table-cell table:number-columns-repeated="1019"/>
        </table:table-row>
        <table:table-row table:style-name="ro1">
          <table:table-cell table:formula="of:= [.A31] + [.E31]" office:value-type="date" office:date-value="2017-06-11T07:10:42.436779" calcext:value-type="date">
            <text:p>Sun, Jun 11</text:p>
          </table:table-cell>
          <table:table-cell table:formula="of:=MIN(([.A32]-[.$E$9])/[.$E$11]; 1)" office:value-type="percentage" office:value="0.218328345986285" calcext:value-type="percentage">
            <text:p>22%</text:p>
          </table:table-cell>
          <table:table-cell table:formula="of:= [.B32] * ([.$B$10] - [.$B$9]) + [.$B$9]" office:value-type="float" office:value="143.507637236775" calcext:value-type="float">
            <text:p>144</text:p>
          </table:table-cell>
          <table:table-cell table:formula="of:= [.B32] * ([.$H$10] - [.$H$9]) + [.$H$9]" office:value-type="float" office:value="24.8247755693828" calcext:value-type="float">
            <text:p>25</text:p>
          </table:table-cell>
          <table:table-cell table:formula="of:= 7 / ([.B32] * ([.$K$10] - [.$K$9]) + [.$K$9])" office:value-type="float" office:value="2.03686333183957" calcext:value-type="float">
            <text:p>2.0</text:p>
          </table:table-cell>
          <table:table-cell table:number-columns-repeated="1019"/>
        </table:table-row>
        <table:table-row table:style-name="ro1">
          <table:table-cell table:formula="of:= [.A32] + [.E32]" office:value-type="date" office:date-value="2017-06-13T08:03:47.42865" calcext:value-type="date">
            <text:p>Tue, Jun 13</text:p>
          </table:table-cell>
          <table:table-cell table:formula="of:=MIN(([.A33]-[.$E$9])/[.$E$11]; 1)" office:value-type="percentage" office:value="0.229644253385413" calcext:value-type="percentage">
            <text:p>23%</text:p>
          </table:table-cell>
          <table:table-cell table:formula="of:= [.B33] * ([.$B$10] - [.$B$9]) + [.$B$9]" office:value-type="float" office:value="143.882606802306" calcext:value-type="float">
            <text:p>144</text:p>
          </table:table-cell>
          <table:table-cell table:formula="of:= [.B33] * ([.$H$10] - [.$H$9]) + [.$H$9]" office:value-type="float" office:value="25.3339914023436" calcext:value-type="float">
            <text:p>25</text:p>
          </table:table-cell>
          <table:table-cell table:formula="of:= 7 / ([.B33] * ([.$K$10] - [.$K$9]) + [.$K$9])" office:value-type="float" office:value="2.02353749515225" calcext:value-type="float">
            <text:p>2.0</text:p>
          </table:table-cell>
          <table:table-cell table:number-columns-repeated="1019"/>
        </table:table-row>
        <table:table-row table:style-name="ro1">
          <table:table-cell table:formula="of:= [.A33] + [.E33]" office:value-type="date" office:date-value="2017-06-15T08:37:41.068231" calcext:value-type="date">
            <text:p>Thu, Jun 15</text:p>
          </table:table-cell>
          <table:table-cell table:formula="of:=MIN(([.A34]-[.$E$9])/[.$E$11]; 1)" office:value-type="percentage" office:value="0.240886128358478" calcext:value-type="percentage">
            <text:p>24%</text:p>
          </table:table-cell>
          <table:table-cell table:formula="of:= [.B34] * ([.$B$10] - [.$B$9]) + [.$B$9]" office:value-type="float" office:value="144.255123192351" calcext:value-type="float">
            <text:p>144</text:p>
          </table:table-cell>
          <table:table-cell table:formula="of:= [.B34] * ([.$H$10] - [.$H$9]) + [.$H$9]" office:value-type="float" office:value="25.8398757761315" calcext:value-type="float">
            <text:p>26</text:p>
          </table:table-cell>
          <table:table-cell table:formula="of:= 7 / ([.B34] * ([.$K$10] - [.$K$9]) + [.$K$9])" office:value-type="float" office:value="2.01047038228757" calcext:value-type="float">
            <text:p>2.0</text:p>
          </table:table-cell>
          <table:table-cell table:number-columns-repeated="1019"/>
        </table:table-row>
        <table:table-row table:style-name="ro1">
          <table:table-cell table:formula="of:= [.A34] + [.E34]" office:value-type="date" office:date-value="2017-06-17T08:52:45.709261" calcext:value-type="date">
            <text:p>Sat, Jun 17</text:p>
          </table:table-cell>
          <table:table-cell table:formula="of:=MIN(([.A35]-[.$E$9])/[.$E$11]; 1)" office:value-type="percentage" office:value="0.252055408260074" calcext:value-type="percentage">
            <text:p>25%</text:p>
          </table:table-cell>
          <table:table-cell table:formula="of:= [.B35] * ([.$B$10] - [.$B$9]) + [.$B$9]" office:value-type="float" office:value="144.62523403581" calcext:value-type="float">
            <text:p>145</text:p>
          </table:table-cell>
          <table:table-cell table:formula="of:= [.B35] * ([.$H$10] - [.$H$9]) + [.$H$9]" office:value-type="float" office:value="26.3424933717033" calcext:value-type="float">
            <text:p>26</text:p>
          </table:table-cell>
          <table:table-cell table:formula="of:= 7 / ([.B35] * ([.$K$10] - [.$K$9]) + [.$K$9])" office:value-type="float" office:value="1.99765371774159" calcext:value-type="float">
            <text:p>2.0</text:p>
          </table:table-cell>
          <table:table-cell table:number-columns-repeated="1019"/>
        </table:table-row>
        <table:table-row table:style-name="ro1">
          <table:table-cell table:formula="of:= [.A35] + [.E35]" office:value-type="date" office:date-value="2017-06-19T08:49:22.990474" calcext:value-type="date">
            <text:p>Mon, Jun 19</text:p>
          </table:table-cell>
          <table:table-cell table:formula="of:=MIN(([.A36]-[.$E$9])/[.$E$11]; 1)" office:value-type="percentage" office:value="0.263153484469755" calcext:value-type="percentage">
            <text:p>26%</text:p>
          </table:table-cell>
          <table:table-cell table:formula="of:= [.B36] * ([.$B$10] - [.$B$9]) + [.$B$9]" office:value-type="float" office:value="144.992985438132" calcext:value-type="float">
            <text:p>145</text:p>
          </table:table-cell>
          <table:table-cell table:formula="of:= [.B36] * ([.$H$10] - [.$H$9]) + [.$H$9]" office:value-type="float" office:value="26.841906801139" calcext:value-type="float">
            <text:p>27</text:p>
          </table:table-cell>
          <table:table-cell table:formula="of:= 7 / ([.B36] * ([.$K$10] - [.$K$9]) + [.$K$9])" office:value-type="float" office:value="1.9850795922356" calcext:value-type="float">
            <text:p>2.0</text:p>
          </table:table-cell>
          <table:table-cell table:number-columns-repeated="1019"/>
        </table:table-row>
        <table:table-row table:style-name="ro1">
          <table:table-cell table:formula="of:= [.A36] + [.E36]" office:value-type="date" office:date-value="2017-06-21T08:27:53.867242" calcext:value-type="date">
            <text:p>Wed, Jun 21</text:p>
          </table:table-cell>
          <table:table-cell table:formula="of:=MIN(([.A37]-[.$E$9])/[.$E$11]; 1)" office:value-type="percentage" office:value="0.2741817044266" calcext:value-type="percentage">
            <text:p>27%</text:p>
          </table:table-cell>
          <table:table-cell table:formula="of:= [.B37] * ([.$B$10] - [.$B$9]) + [.$B$9]" office:value-type="float" office:value="145.358422048732" calcext:value-type="float">
            <text:p>145</text:p>
          </table:table-cell>
          <table:table-cell table:formula="of:= [.B37] * ([.$H$10] - [.$H$9]) + [.$H$9]" office:value-type="float" office:value="27.338176699197" calcext:value-type="float">
            <text:p>27</text:p>
          </table:table-cell>
          <table:table-cell table:formula="of:= 7 / ([.B37] * ([.$K$10] - [.$K$9]) + [.$K$9])" office:value-type="float" office:value="1.97274044212465" calcext:value-type="float">
            <text:p>2.0</text:p>
          </table:table-cell>
          <table:table-cell table:number-columns-repeated="1019"/>
        </table:table-row>
        <table:table-row table:style-name="ro1">
          <table:table-cell table:formula="of:= [.A37] + [.E37]" office:value-type="date" office:date-value="2017-06-23T07:48:38.641442" calcext:value-type="date">
            <text:p>Fri, Jun 23</text:p>
          </table:table-cell>
          <table:table-cell table:formula="of:=MIN(([.A38]-[.$E$9])/[.$E$11]; 1)" office:value-type="percentage" office:value="0.285141373549535" calcext:value-type="percentage">
            <text:p>29%</text:p>
          </table:table-cell>
          <table:table-cell table:formula="of:= [.B38] * ([.$B$10] - [.$B$9]) + [.$B$9]" office:value-type="float" office:value="145.721587124624" calcext:value-type="float">
            <text:p>146</text:p>
          </table:table-cell>
          <table:table-cell table:formula="of:= [.B38] * ([.$H$10] - [.$H$9]) + [.$H$9]" office:value-type="float" office:value="27.8313618097291" calcext:value-type="float">
            <text:p>28</text:p>
          </table:table-cell>
          <table:table-cell table:formula="of:= 7 / ([.B38] * ([.$K$10] - [.$K$9]) + [.$K$9])" office:value-type="float" office:value="1.9606290302043" calcext:value-type="float">
            <text:p>2.0</text:p>
          </table:table-cell>
          <table:table-cell table:number-columns-repeated="1019"/>
        </table:table-row>
        <table:table-row table:style-name="ro1">
          <table:table-cell table:formula="of:= [.A38] + [.E38]" office:value-type="date" office:date-value="2017-06-25T06:51:56.989652" calcext:value-type="date">
            <text:p>Sun, Jun 25</text:p>
          </table:table-cell>
          <table:table-cell table:formula="of:=MIN(([.A39]-[.$E$9])/[.$E$11]; 1)" office:value-type="percentage" office:value="0.296033757050666" calcext:value-type="percentage">
            <text:p>30%</text:p>
          </table:table-cell>
          <table:table-cell table:formula="of:= [.B39] * ([.$B$10] - [.$B$9]) + [.$B$9]" office:value-type="float" office:value="146.082522590509" calcext:value-type="float">
            <text:p>146</text:p>
          </table:table-cell>
          <table:table-cell table:formula="of:= [.B39] * ([.$H$10] - [.$H$9]) + [.$H$9]" office:value-type="float" office:value="28.3215190672799" calcext:value-type="float">
            <text:p>28</text:p>
          </table:table-cell>
          <table:table-cell table:formula="of:= 7 / ([.B39] * ([.$K$10] - [.$K$9]) + [.$K$9])" office:value-type="float" office:value="1.94873842780521" calcext:value-type="float">
            <text:p>1.9</text:p>
          </table:table-cell>
          <table:table-cell table:number-columns-repeated="1019"/>
        </table:table-row>
        <table:table-row table:style-name="ro1">
          <table:table-cell table:formula="of:= [.A39] + [.E39]" office:value-type="date" office:date-value="2017-06-27T05:38:07.989814" calcext:value-type="date">
            <text:p>Tue, Jun 27</text:p>
          </table:table-cell>
          <table:table-cell table:formula="of:=MIN(([.A40]-[.$E$9])/[.$E$11]; 1)" office:value-type="percentage" office:value="0.306860081649575" calcext:value-type="percentage">
            <text:p>31%</text:p>
          </table:table-cell>
          <table:table-cell table:formula="of:= [.B40] * ([.$B$10] - [.$B$9]) + [.$B$9]" office:value-type="float" office:value="146.441269095581" calcext:value-type="float">
            <text:p>146</text:p>
          </table:table-cell>
          <table:table-cell table:formula="of:= [.B40] * ([.$H$10] - [.$H$9]) + [.$H$9]" office:value-type="float" office:value="28.8087036742309" calcext:value-type="float">
            <text:p>29</text:p>
          </table:table-cell>
          <table:table-cell table:formula="of:= 7 / ([.B40] * ([.$K$10] - [.$K$9]) + [.$K$9])" office:value-type="float" office:value="1.93706199807385" calcext:value-type="float">
            <text:p>1.9</text:p>
          </table:table-cell>
          <table:table-cell table:number-columns-repeated="1019"/>
        </table:table-row>
        <table:table-row table:style-name="ro1">
          <table:table-cell table:formula="of:= [.A40] + [.E40]" office:value-type="date" office:date-value="2017-06-29T04:07:30.146448" calcext:value-type="date">
            <text:p>Thu, Jun 29</text:p>
          </table:table-cell>
          <table:table-cell table:formula="of:=MIN(([.A41]-[.$E$9])/[.$E$11]; 1)" office:value-type="percentage" office:value="0.317621537194443" calcext:value-type="percentage">
            <text:p>32%</text:p>
          </table:table-cell>
          <table:table-cell table:formula="of:= [.B41] * ([.$B$10] - [.$B$9]) + [.$B$9]" office:value-type="float" office:value="146.797866067244" calcext:value-type="float">
            <text:p>147</text:p>
          </table:table-cell>
          <table:table-cell table:formula="of:= [.B41] * ([.$H$10] - [.$H$9]) + [.$H$9]" office:value-type="float" office:value="29.29296917375" calcext:value-type="float">
            <text:p>29</text:p>
          </table:table-cell>
          <table:table-cell table:formula="of:= 7 / ([.B41] * ([.$K$10] - [.$K$9]) + [.$K$9])" office:value-type="float" office:value="1.92559338034823" calcext:value-type="float">
            <text:p>1.9</text:p>
          </table:table-cell>
          <table:table-cell table:number-columns-repeated="1019"/>
        </table:table-row>
        <table:table-row table:style-name="ro1">
          <table:table-cell table:formula="of:= [.A41] + [.E41]" office:value-type="date" office:date-value="2017-07-01T02:20:21.41451" calcext:value-type="date">
            <text:p>Sat, Jul 1</text:p>
          </table:table-cell>
          <table:table-cell table:formula="of:=MIN(([.A42]-[.$E$9])/[.$E$11]; 1)" office:value-type="percentage" office:value="0.328319278196391" calcext:value-type="percentage">
            <text:p>33%</text:p>
          </table:table-cell>
          <table:table-cell table:formula="of:= [.B42] * ([.$B$10] - [.$B$9]) + [.$B$9]" office:value-type="float" office:value="147.152351761955" calcext:value-type="float">
            <text:p>147</text:p>
          </table:table-cell>
          <table:table-cell table:formula="of:= [.B42] * ([.$H$10] - [.$H$9]) + [.$H$9]" office:value-type="float" office:value="29.7743675188376" calcext:value-type="float">
            <text:p>30</text:p>
          </table:table-cell>
          <table:table-cell table:formula="of:= 7 / ([.B42] * ([.$K$10] - [.$K$9]) + [.$K$9])" office:value-type="float" office:value="1.91432647554463" calcext:value-type="float">
            <text:p>1.9</text:p>
          </table:table-cell>
          <table:table-cell table:number-columns-repeated="1019"/>
        </table:table-row>
        <table:table-row table:style-name="ro1">
          <table:table-cell table:formula="of:= [.A42] + [.E42]" office:value-type="date" office:date-value="2017-07-03T00:16:59.221998" calcext:value-type="date">
            <text:p>Mon, Jul 3</text:p>
          </table:table-cell>
          <table:table-cell table:formula="of:=MIN(([.A43]-[.$E$9])/[.$E$11]; 1)" office:value-type="percentage" office:value="0.338954425282767" calcext:value-type="percentage">
            <text:p>34%</text:p>
          </table:table-cell>
          <table:table-cell table:formula="of:= [.B43] * ([.$B$10] - [.$B$9]) + [.$B$9]" office:value-type="float" office:value="147.504763313382" calcext:value-type="float">
            <text:p>148</text:p>
          </table:table-cell>
          <table:table-cell table:formula="of:= [.B43] * ([.$H$10] - [.$H$9]) + [.$H$9]" office:value-type="float" office:value="30.2529491377245" calcext:value-type="float">
            <text:p>30</text:p>
          </table:table-cell>
          <table:table-cell table:formula="of:= 7 / ([.B43] * ([.$K$10] - [.$K$9]) + [.$K$9])" office:value-type="float" office:value="1.90325543247861" calcext:value-type="float">
            <text:p>1.9</text:p>
          </table:table-cell>
          <table:table-cell table:number-columns-repeated="1019"/>
        </table:table-row>
        <table:table-row table:style-name="ro1">
          <table:table-cell table:formula="of:= [.A43] + [.E43]" office:value-type="date" office:date-value="2017-07-04T21:57:40.491364" calcext:value-type="date">
            <text:p>Tue, Jul 4</text:p>
          </table:table-cell>
          <table:table-cell table:formula="of:=MIN(([.A44]-[.$E$9])/[.$E$11]; 1)" office:value-type="percentage" office:value="0.349528066574324" calcext:value-type="percentage">
            <text:p>35%</text:p>
          </table:table-cell>
          <table:table-cell table:formula="of:= [.B44] * ([.$B$10] - [.$B$9]) + [.$B$9]" office:value-type="float" office:value="147.85513677804" calcext:value-type="float">
            <text:p>148</text:p>
          </table:table-cell>
          <table:table-cell table:formula="of:= [.B44] * ([.$H$10] - [.$H$9]) + [.$H$9]" office:value-type="float" office:value="30.7287629958446" calcext:value-type="float">
            <text:p>31</text:p>
          </table:table-cell>
          <table:table-cell table:formula="of:= 7 / ([.B44] * ([.$K$10] - [.$K$9]) + [.$K$9])" office:value-type="float" office:value="1.89237463505091" calcext:value-type="float">
            <text:p>1.9</text:p>
          </table:table-cell>
          <table:table-cell table:number-columns-repeated="1019"/>
        </table:table-row>
        <table:table-row table:style-name="ro1">
          <table:table-cell table:formula="of:= [.A44] + [.E44]" office:value-type="date" office:date-value="2017-07-06T19:22:41.659832" calcext:value-type="date">
            <text:p>Thu, Jul 6</text:p>
          </table:table-cell>
          <table:table-cell table:formula="of:=MIN(([.A45]-[.$E$9])/[.$E$11]; 1)" office:value-type="percentage" office:value="0.360041258991259" calcext:value-type="percentage">
            <text:p>36%</text:p>
          </table:table-cell>
          <table:table-cell table:formula="of:= [.B45] * ([.$B$10] - [.$B$9]) + [.$B$9]" office:value-type="float" office:value="148.203507178564" calcext:value-type="float">
            <text:p>148</text:p>
          </table:table-cell>
          <table:table-cell table:formula="of:= [.B45] * ([.$H$10] - [.$H$9]) + [.$H$9]" office:value-type="float" office:value="31.2018566546067" calcext:value-type="float">
            <text:p>31</text:p>
          </table:table-cell>
          <table:table-cell table:formula="of:= 7 / ([.B45] * ([.$K$10] - [.$K$9]) + [.$K$9])" office:value-type="float" office:value="1.88167869023407" calcext:value-type="float">
            <text:p>1.9</text:p>
          </table:table-cell>
          <table:table-cell table:number-columns-repeated="1019"/>
        </table:table-row>
        <table:table-row table:style-name="ro1">
          <table:table-cell table:formula="of:= [.A45] + [.E45]" office:value-type="date" office:date-value="2017-07-08T16:32:18.698668" calcext:value-type="date">
            <text:p>Sat, Jul 8</text:p>
          </table:table-cell>
          <table:table-cell table:formula="of:=MIN(([.A46]-[.$E$9])/[.$E$11]; 1)" office:value-type="percentage" office:value="0.370495029492546" calcext:value-type="percentage">
            <text:p>37%</text:p>
          </table:table-cell>
          <table:table-cell table:formula="of:= [.B46] * ([.$B$10] - [.$B$9]) + [.$B$9]" office:value-type="float" office:value="148.54990854478" calcext:value-type="float">
            <text:p>149</text:p>
          </table:table-cell>
          <table:table-cell table:formula="of:= [.B46] * ([.$H$10] - [.$H$9]) + [.$H$9]" office:value-type="float" office:value="31.6722763271646" calcext:value-type="float">
            <text:p>32</text:p>
          </table:table-cell>
          <table:table-cell table:formula="of:= 7 / ([.B46] * ([.$K$10] - [.$K$9]) + [.$K$9])" office:value-type="float" office:value="1.87116241680125" calcext:value-type="float">
            <text:p>1.9</text:p>
          </table:table-cell>
          <table:table-cell table:number-columns-repeated="1019"/>
        </table:table-row>
        <table:table-row table:style-name="ro1">
          <table:table-cell table:formula="of:= [.A46] + [.E46]" office:value-type="date" office:date-value="2017-07-10T13:26:47.13148" calcext:value-type="date">
            <text:p>Mon, Jul 10</text:p>
          </table:table-cell>
          <table:table-cell table:formula="of:=MIN(([.A47]-[.$E$9])/[.$E$11]; 1)" office:value-type="percentage" office:value="0.380890376252541" calcext:value-type="percentage">
            <text:p>38%</text:p>
          </table:table-cell>
          <table:table-cell table:formula="of:= [.B47] * ([.$B$10] - [.$B$9]) + [.$B$9]" office:value-type="float" office:value="148.894373952692" calcext:value-type="float">
            <text:p>149</text:p>
          </table:table-cell>
          <table:table-cell table:formula="of:= [.B47] * ([.$H$10] - [.$H$9]) + [.$H$9]" office:value-type="float" office:value="32.1400669313643" calcext:value-type="float">
            <text:p>32</text:p>
          </table:table-cell>
          <table:table-cell table:formula="of:= 7 / ([.B47] * ([.$K$10] - [.$K$9]) + [.$K$9])" office:value-type="float" office:value="1.86082083474389" calcext:value-type="float">
            <text:p>1.9</text:p>
          </table:table-cell>
          <table:table-cell table:number-columns-repeated="1019"/>
        </table:table-row>
        <table:table-row table:style-name="ro1">
          <table:table-cell table:formula="of:= [.A47] + [.E47]" office:value-type="date" office:date-value="2017-07-12T10:06:22.051601" calcext:value-type="date">
            <text:p>Wed, Jul 12</text:p>
          </table:table-cell>
          <table:table-cell table:formula="of:=MIN(([.A48]-[.$E$9])/[.$E$11]; 1)" office:value-type="percentage" office:value="0.391228269778892" calcext:value-type="percentage">
            <text:p>39%</text:p>
          </table:table-cell>
          <table:table-cell table:formula="of:= [.B48] * ([.$B$10] - [.$B$9]) + [.$B$9]" office:value-type="float" office:value="149.236935561528" calcext:value-type="float">
            <text:p>149</text:p>
          </table:table-cell>
          <table:table-cell table:formula="of:= [.B48] * ([.$H$10] - [.$H$9]) + [.$H$9]" office:value-type="float" office:value="32.6052721400501" calcext:value-type="float">
            <text:p>33</text:p>
          </table:table-cell>
          <table:table-cell table:formula="of:= 7 / ([.B48] * ([.$K$10] - [.$K$9]) + [.$K$9])" office:value-type="float" office:value="1.85064915532867" calcext:value-type="float">
            <text:p>1.9</text:p>
          </table:table-cell>
          <table:table-cell table:number-columns-repeated="1019"/>
        </table:table-row>
        <table:table-row table:style-name="ro1">
          <table:table-cell table:formula="of:= [.A48] + [.E48]" office:value-type="date" office:date-value="2017-07-14T06:31:18.138622" calcext:value-type="date">
            <text:p>Fri, Jul 14</text:p>
          </table:table-cell>
          <table:table-cell table:formula="of:=MIN(([.A49]-[.$E$9])/[.$E$11]; 1)" office:value-type="percentage" office:value="0.401509653975154" calcext:value-type="percentage">
            <text:p>40%</text:p>
          </table:table-cell>
          <table:table-cell table:formula="of:= [.B49] * ([.$B$10] - [.$B$9]) + [.$B$9]" office:value-type="float" office:value="149.577624648948" calcext:value-type="float">
            <text:p>150</text:p>
          </table:table-cell>
          <table:table-cell table:formula="of:= [.B49] * ([.$H$10] - [.$H$9]) + [.$H$9]" office:value-type="float" office:value="33.0679344288819" calcext:value-type="float">
            <text:p>33</text:p>
          </table:table-cell>
          <table:table-cell table:formula="of:= 7 / ([.B49] * ([.$K$10] - [.$K$9]) + [.$K$9])" office:value-type="float" office:value="1.84064277174884" calcext:value-type="float">
            <text:p>1.8</text:p>
          </table:table-cell>
          <table:table-cell table:number-columns-repeated="1019"/>
        </table:table-row>
        <table:table-row table:style-name="ro1">
          <table:table-cell table:formula="of:= [.A49] + [.E49]" office:value-type="date" office:date-value="2017-07-16T02:41:49.674101" calcext:value-type="date">
            <text:p>Sun, Jul 16</text:p>
          </table:table-cell>
          <table:table-cell table:formula="of:=MIN(([.A50]-[.$E$9])/[.$E$11]; 1)" office:value-type="percentage" office:value="0.411735447151538" calcext:value-type="percentage">
            <text:p>41%</text:p>
          </table:table-cell>
          <table:table-cell table:formula="of:= [.B50] * ([.$B$10] - [.$B$9]) + [.$B$9]" office:value-type="float" office:value="149.916471644537" calcext:value-type="float">
            <text:p>150</text:p>
          </table:table-cell>
          <table:table-cell table:formula="of:= [.B50] * ([.$H$10] - [.$H$9]) + [.$H$9]" office:value-type="float" office:value="33.5280951218192" calcext:value-type="float">
            <text:p>34</text:p>
          </table:table-cell>
          <table:table-cell table:formula="of:= 7 / ([.B50] * ([.$K$10] - [.$K$9]) + [.$K$9])" office:value-type="float" office:value="1.83079725032821" calcext:value-type="float">
            <text:p>1.8</text:p>
          </table:table-cell>
          <table:table-cell table:number-columns-repeated="1019"/>
        </table:table-row>
        <table:table-row table:style-name="ro1">
          <table:table-cell table:formula="of:= [.A50] + [.E50]" office:value-type="date" office:date-value="2017-07-17T22:38:10.556529" calcext:value-type="date">
            <text:p>Mon, Jul 17</text:p>
          </table:table-cell>
          <table:table-cell table:formula="of:=MIN(([.A51]-[.$E$9])/[.$E$11]; 1)" office:value-type="percentage" office:value="0.421906542986714" calcext:value-type="percentage">
            <text:p>42%</text:p>
          </table:table-cell>
          <table:table-cell table:formula="of:= [.B51] * ([.$B$10] - [.$B$9]) + [.$B$9]" office:value-type="float" office:value="150.253506161679" calcext:value-type="float">
            <text:p>150</text:p>
          </table:table-cell>
          <table:table-cell table:formula="of:= [.B51] * ([.$H$10] - [.$H$9]) + [.$H$9]" office:value-type="float" office:value="33.9857944344021" calcext:value-type="float">
            <text:p>34</text:p>
          </table:table-cell>
          <table:table-cell table:formula="of:= 7 / ([.B51] * ([.$K$10] - [.$K$9]) + [.$K$9])" office:value-type="float" office:value="1.82110832223968" calcext:value-type="float">
            <text:p>1.8</text:p>
          </table:table-cell>
          <table:table-cell table:number-columns-repeated="1019"/>
        </table:table-row>
        <table:table-row table:style-name="ro1">
          <table:table-cell table:formula="of:= [.A51] + [.E51]" office:value-type="date" office:date-value="2017-07-19T18:20:34.315571" calcext:value-type="date">
            <text:p>Wed, Jul 19</text:p>
          </table:table-cell>
          <table:table-cell table:formula="of:=MIN(([.A52]-[.$E$9])/[.$E$11]; 1)" office:value-type="percentage" office:value="0.43202381144361" calcext:value-type="percentage">
            <text:p>43%</text:p>
          </table:table-cell>
          <table:table-cell table:formula="of:= [.B52] * ([.$B$10] - [.$B$9]) + [.$B$9]" office:value-type="float" office:value="150.588757027901" calcext:value-type="float">
            <text:p>151</text:p>
          </table:table-cell>
          <table:table-cell table:formula="of:= [.B52] * ([.$H$10] - [.$H$9]) + [.$H$9]" office:value-type="float" office:value="34.4410715149625" calcext:value-type="float">
            <text:p>34</text:p>
          </table:table-cell>
          <table:table-cell table:formula="of:= 7 / ([.B52] * ([.$K$10] - [.$K$9]) + [.$K$9])" office:value-type="float" office:value="1.81157187570312" calcext:value-type="float">
            <text:p>1.8</text:p>
          </table:table-cell>
          <table:table-cell table:number-columns-repeated="1019"/>
        </table:table-row>
        <table:table-row table:style-name="ro1">
          <table:table-cell table:formula="of:= [.A52] + [.E52]" office:value-type="date" office:date-value="2017-07-21T13:49:14.125632" calcext:value-type="date">
            <text:p>Fri, Jul 21</text:p>
          </table:table-cell>
          <table:table-cell table:formula="of:=MIN(([.A53]-[.$E$9])/[.$E$11]; 1)" office:value-type="percentage" office:value="0.442088099641963" calcext:value-type="percentage">
            <text:p>44%</text:p>
          </table:table-cell>
          <table:table-cell table:formula="of:= [.B53] * ([.$B$10] - [.$B$9]) + [.$B$9]" office:value-type="float" office:value="150.922252313786" calcext:value-type="float">
            <text:p>151</text:p>
          </table:table-cell>
          <table:table-cell table:formula="of:= [.B53] * ([.$H$10] - [.$H$9]) + [.$H$9]" office:value-type="float" office:value="34.8939644838883" calcext:value-type="float">
            <text:p>35</text:p>
          </table:table-cell>
          <table:table-cell table:formula="of:= 7 / ([.B53] * ([.$K$10] - [.$K$9]) + [.$K$9])" office:value-type="float" office:value="1.80218394862996" calcext:value-type="float">
            <text:p>1.8</text:p>
          </table:table-cell>
          <table:table-cell table:number-columns-repeated="1019"/>
        </table:table-row>
        <table:table-row table:style-name="ro1">
          <table:table-cell table:formula="of:= [.A53] + [.E53]" office:value-type="date" office:date-value="2017-07-23T09:04:22.818794" calcext:value-type="date">
            <text:p>Sun, Jul 23</text:p>
          </table:table-cell>
          <table:table-cell table:formula="of:=MIN(([.A54]-[.$E$9])/[.$E$11]; 1)" office:value-type="percentage" office:value="0.452100232689918" calcext:value-type="percentage">
            <text:p>45%</text:p>
          </table:table-cell>
          <table:table-cell table:formula="of:= [.B54] * ([.$B$10] - [.$B$9]) + [.$B$9]" office:value-type="float" office:value="151.254019360529" calcext:value-type="float">
            <text:p>151</text:p>
          </table:table-cell>
          <table:table-cell table:formula="of:= [.B54] * ([.$H$10] - [.$H$9]) + [.$H$9]" office:value-type="float" office:value="35.3445104710463" calcext:value-type="float">
            <text:p>35</text:p>
          </table:table-cell>
          <table:table-cell table:formula="of:= 7 / ([.B54] * ([.$K$10] - [.$K$9]) + [.$K$9])" office:value-type="float" office:value="1.79294072168473" calcext:value-type="float">
            <text:p>1.8</text:p>
          </table:table-cell>
          <table:table-cell table:number-columns-repeated="1019"/>
        </table:table-row>
        <table:table-row table:style-name="ro1">
          <table:table-cell table:formula="of:= [.A54] + [.E54]" office:value-type="date" office:date-value="2017-07-25T04:06:12.897147" calcext:value-type="date">
            <text:p>Tue, Jul 25</text:p>
          </table:table-cell>
          <table:table-cell table:formula="of:=MIN(([.A55]-[.$E$9])/[.$E$11]; 1)" office:value-type="percentage" office:value="0.462061014477068" calcext:value-type="percentage">
            <text:p>46%</text:p>
          </table:table-cell>
          <table:table-cell table:formula="of:= [.B55] * ([.$B$10] - [.$B$9]) + [.$B$9]" office:value-type="float" office:value="151.584084806219" calcext:value-type="float">
            <text:p>152</text:p>
          </table:table-cell>
          <table:table-cell table:formula="of:= [.B55] * ([.$H$10] - [.$H$9]) + [.$H$9]" office:value-type="float" office:value="35.7927456514681" calcext:value-type="float">
            <text:p>36</text:p>
          </table:table-cell>
          <table:table-cell table:formula="of:= 7 / ([.B55] * ([.$K$10] - [.$K$9]) + [.$K$9])" office:value-type="float" office:value="1.783838511736" calcext:value-type="float">
            <text:p>1.8</text:p>
          </table:table-cell>
          <table:table-cell table:number-columns-repeated="1019"/>
        </table:table-row>
        <table:table-row table:style-name="ro1">
          <table:table-cell table:formula="of:= [.A55] + [.E55]" office:value-type="date" office:date-value="2017-07-26T22:54:56.544561" calcext:value-type="date">
            <text:p>Wed, Jul 26</text:p>
          </table:table-cell>
          <table:table-cell table:formula="of:=MIN(([.A56]-[.$E$9])/[.$E$11]; 1)" office:value-type="percentage" office:value="0.471971228431155" calcext:value-type="percentage">
            <text:p>47%</text:p>
          </table:table-cell>
          <table:table-cell table:formula="of:= [.B56] * ([.$B$10] - [.$B$9]) + [.$B$9]" office:value-type="float" office:value="151.912474610909" calcext:value-type="float">
            <text:p>152</text:p>
          </table:table-cell>
          <table:table-cell table:formula="of:= [.B56] * ([.$H$10] - [.$H$9]) + [.$H$9]" office:value-type="float" office:value="36.238705279402" calcext:value-type="float">
            <text:p>36</text:p>
          </table:table-cell>
          <table:table-cell table:formula="of:= 7 / ([.B56] * ([.$K$10] - [.$K$9]) + [.$K$9])" office:value-type="float" office:value="1.77487376567076" calcext:value-type="float">
            <text:p>1.8</text:p>
          </table:table-cell>
          <table:table-cell table:number-columns-repeated="1019"/>
        </table:table-row>
        <table:table-row table:style-name="ro1">
          <table:table-cell table:formula="of:= [.A56] + [.E56]" office:value-type="date" office:date-value="2017-07-28T17:30:45.637915" calcext:value-type="date">
            <text:p>Fri, Jul 28</text:p>
          </table:table-cell>
          <table:table-cell table:formula="of:=MIN(([.A57]-[.$E$9])/[.$E$11]; 1)" office:value-type="percentage" office:value="0.481831638240449" calcext:value-type="percentage">
            <text:p>48%</text:p>
          </table:table-cell>
          <table:table-cell table:formula="of:= [.B57] * ([.$B$10] - [.$B$9]) + [.$B$9]" office:value-type="float" office:value="152.239214080555" calcext:value-type="float">
            <text:p>152</text:p>
          </table:table-cell>
          <table:table-cell table:formula="of:= [.B57] * ([.$H$10] - [.$H$9]) + [.$H$9]" office:value-type="float" office:value="36.6824237208202" calcext:value-type="float">
            <text:p>37</text:p>
          </table:table-cell>
          <table:table-cell table:formula="of:= 7 / ([.B57] * ([.$K$10] - [.$K$9]) + [.$K$9])" office:value-type="float" office:value="1.76604305454899" calcext:value-type="float">
            <text:p>1.8</text:p>
          </table:table-cell>
          <table:table-cell table:number-columns-repeated="1019"/>
        </table:table-row>
        <table:table-row table:style-name="ro1">
          <table:table-cell table:formula="of:= [.A57] + [.E57]" office:value-type="date" office:date-value="2017-07-30T11:53:51.757829" calcext:value-type="date">
            <text:p>Sun, Jul 30</text:p>
          </table:table-cell>
          <table:table-cell table:formula="of:=MIN(([.A58]-[.$E$9])/[.$E$11]; 1)" office:value-type="percentage" office:value="0.491642988543511" calcext:value-type="percentage">
            <text:p>49%</text:p>
          </table:table-cell>
          <table:table-cell table:formula="of:= [.B58] * ([.$B$10] - [.$B$9]) + [.$B$9]" office:value-type="float" office:value="152.564327889872" calcext:value-type="float">
            <text:p>153</text:p>
          </table:table-cell>
          <table:table-cell table:formula="of:= [.B58] * ([.$H$10] - [.$H$9]) + [.$H$9]" office:value-type="float" office:value="37.123934484458" calcext:value-type="float">
            <text:p>37</text:p>
          </table:table-cell>
          <table:table-cell table:formula="of:= 7 / ([.B58] * ([.$K$10] - [.$K$9]) + [.$K$9])" office:value-type="float" office:value="1.75734306807645" calcext:value-type="float">
            <text:p>1.8</text:p>
          </table:table-cell>
          <table:table-cell table:number-columns-repeated="1019"/>
        </table:table-row>
        <table:table-row table:style-name="ro1">
          <table:table-cell table:formula="of:= [.A58] + [.E58]" office:value-type="date" office:date-value="2017-08-01T06:04:26.198911" calcext:value-type="date">
            <text:p>Tue, Aug 1</text:p>
          </table:table-cell>
          <table:table-cell table:formula="of:=MIN(([.A59]-[.$E$9])/[.$E$11]; 1)" office:value-type="percentage" office:value="0.501406005588392" calcext:value-type="percentage">
            <text:p>50%</text:p>
          </table:table-cell>
          <table:table-cell table:formula="of:= [.B59] * ([.$B$10] - [.$B$9]) + [.$B$9]" office:value-type="float" office:value="152.88784010418" calcext:value-type="float">
            <text:p>153</text:p>
          </table:table-cell>
          <table:table-cell table:formula="of:= [.B59] * ([.$H$10] - [.$H$9]) + [.$H$9]" office:value-type="float" office:value="37.5632702514777" calcext:value-type="float">
            <text:p>38</text:p>
          </table:table-cell>
          <table:table-cell table:formula="of:= 7 / ([.B59] * ([.$K$10] - [.$K$9]) + [.$K$9])" office:value-type="float" office:value="1.7487706093752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59] + [.E59]" office:value-type="date" office:date-value="2017-08-03T00:02:39.979561" calcext:value-type="date">
            <text:p>Thu, Aug 3</text:p>
          </table:table-cell>
          <table:table-cell table:formula="of:=MIN(([.A60]-[.$E$9])/[.$E$11]; 1)" office:value-type="percentage" office:value="0.511121397862694" calcext:value-type="percentage">
            <text:p>51%</text:p>
          </table:table-cell>
          <table:table-cell table:formula="of:= [.B60] * ([.$B$10] - [.$B$9]) + [.$B$9]" office:value-type="float" office:value="153.209774200277" calcext:value-type="float">
            <text:p>153</text:p>
          </table:table-cell>
          <table:table-cell table:formula="of:= [.B60] * ([.$H$10] - [.$H$9]) + [.$H$9]" office:value-type="float" office:value="38.0004629038212" calcext:value-type="float">
            <text:p>38</text:p>
          </table:table-cell>
          <table:table-cell table:formula="of:= 7 / ([.B60] * ([.$K$10] - [.$K$9]) + [.$K$9])" office:value-type="float" office:value="1.7403225900334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60] + [.E60]" office:value-type="date" office:date-value="2017-08-04T17:48:43.85134" calcext:value-type="date">
            <text:p>Fri, Aug 4</text:p>
          </table:table-cell>
          <table:table-cell table:formula="of:=MIN(([.A61]-[.$E$9])/[.$E$11]; 1)" office:value-type="percentage" office:value="0.520789856696218" calcext:value-type="percentage">
            <text:p>52%</text:p>
          </table:table-cell>
          <table:table-cell table:formula="of:= [.B61] * ([.$B$10] - [.$B$9]) + [.$B$9]" office:value-type="float" office:value="153.530153086414" calcext:value-type="float">
            <text:p>154</text:p>
          </table:table-cell>
          <table:table-cell table:formula="of:= [.B61] * ([.$H$10] - [.$H$9]) + [.$H$9]" office:value-type="float" office:value="38.4355435513298" calcext:value-type="float">
            <text:p>38</text:p>
          </table:table-cell>
          <table:table-cell table:formula="of:= 7 / ([.B61] * ([.$K$10] - [.$K$9]) + [.$K$9])" office:value-type="float" office:value="1.73199602541658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61] + [.E61]" office:value-type="date" office:date-value="2017-08-06T11:22:48.307936" calcext:value-type="date">
            <text:p>Sun, Aug 6</text:p>
          </table:table-cell>
          <table:table-cell table:formula="of:=MIN(([.A62]-[.$E$9])/[.$E$11]; 1)" office:value-type="percentage" office:value="0.530412056837425" calcext:value-type="percentage">
            <text:p>53%</text:p>
          </table:table-cell>
          <table:table-cell table:formula="of:= [.B62] * ([.$B$10] - [.$B$9]) + [.$B$9]" office:value-type="float" office:value="153.848999121393" calcext:value-type="float">
            <text:p>154</text:p>
          </table:table-cell>
          <table:table-cell table:formula="of:= [.B62] * ([.$H$10] - [.$H$9]) + [.$H$9]" office:value-type="float" office:value="38.8685425576841" calcext:value-type="float">
            <text:p>39</text:p>
          </table:table-cell>
          <table:table-cell table:formula="of:= 7 / ([.B62] * ([.$K$10] - [.$K$9]) + [.$K$9])" office:value-type="float" office:value="1.72378803022457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62] + [.E62]" office:value-type="date" office:date-value="2017-08-08T04:45:03.593747" calcext:value-type="date">
            <text:p>Tue, Aug 8</text:p>
          </table:table-cell>
          <table:table-cell table:formula="of:=MIN(([.A63]-[.$E$9])/[.$E$11]; 1)" office:value-type="percentage" office:value="0.539988657005354" calcext:value-type="percentage">
            <text:p>54%</text:p>
          </table:table-cell>
          <table:table-cell table:formula="of:= [.B63] * ([.$B$10] - [.$B$9]) + [.$B$9]" office:value-type="float" office:value="154.166334132858" calcext:value-type="float">
            <text:p>154</text:p>
          </table:table-cell>
          <table:table-cell table:formula="of:= [.B63] * ([.$H$10] - [.$H$9]) + [.$H$9]" office:value-type="float" office:value="39.2994895652409" calcext:value-type="float">
            <text:p>39</text:p>
          </table:table-cell>
          <table:table-cell table:formula="of:= 7 / ([.B63] * ([.$K$10] - [.$K$9]) + [.$K$9])" office:value-type="float" office:value="1.71569581427864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63] + [.E63]" office:value-type="date" office:date-value="2017-08-09T21:55:39.712101" calcext:value-type="date">
            <text:p>Wed, Aug 9</text:p>
          </table:table-cell>
          <table:table-cell table:formula="of:=MIN(([.A64]-[.$E$9])/[.$E$11]; 1)" office:value-type="percentage" office:value="0.549520300418024" calcext:value-type="percentage">
            <text:p>55%</text:p>
          </table:table-cell>
          <table:table-cell table:formula="of:= [.B64] * ([.$B$10] - [.$B$9]) + [.$B$9]" office:value-type="float" office:value="154.482179434802" calcext:value-type="float">
            <text:p>154</text:p>
          </table:table-cell>
          <table:table-cell table:formula="of:= [.B64] * ([.$H$10] - [.$H$9]) + [.$H$9]" office:value-type="float" office:value="39.7284135188111" calcext:value-type="float">
            <text:p>40</text:p>
          </table:table-cell>
          <table:table-cell table:formula="of:= 7 / ([.B64] * ([.$K$10] - [.$K$9]) + [.$K$9])" office:value-type="float" office:value="1.70771667852528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64] + [.E64]" office:value-type="date" office:date-value="2017-08-11T14:54:46.433126" calcext:value-type="date">
            <text:p>Fri, Aug 11</text:p>
          </table:table-cell>
          <table:table-cell table:formula="of:=MIN(([.A65]-[.$E$9])/[.$E$11]; 1)" office:value-type="percentage" office:value="0.559007615298712" calcext:value-type="percentage">
            <text:p>56%</text:p>
          </table:table-cell>
          <table:table-cell table:formula="of:= [.B65] * ([.$B$10] - [.$B$9]) + [.$B$9]" office:value-type="float" office:value="154.796555844346" calcext:value-type="float">
            <text:p>155</text:p>
          </table:table-cell>
          <table:table-cell table:formula="of:= [.B65] * ([.$H$10] - [.$H$9]) + [.$H$9]" office:value-type="float" office:value="40.155342688442" calcext:value-type="float">
            <text:p>40</text:p>
          </table:table-cell>
          <table:table-cell table:formula="of:= 7 / ([.B65] * ([.$K$10] - [.$K$9]) + [.$K$9])" office:value-type="float" office:value="1.69984801124314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65] + [.E65]" office:value-type="date" office:date-value="2017-08-13T07:42:33.301297" calcext:value-type="date">
            <text:p>Sun, Aug 13</text:p>
          </table:table-cell>
          <table:table-cell table:formula="of:=MIN(([.A66]-[.$E$9])/[.$E$11]; 1)" office:value-type="percentage" office:value="0.568451215361185" calcext:value-type="percentage">
            <text:p>57%</text:p>
          </table:table-cell>
          <table:table-cell table:formula="of:= [.B66] * ([.$B$10] - [.$B$9]) + [.$B$9]" office:value-type="float" office:value="155.109483697816" calcext:value-type="float">
            <text:p>155</text:p>
          </table:table-cell>
          <table:table-cell table:formula="of:= [.B66] * ([.$H$10] - [.$H$9]) + [.$H$9]" office:value-type="float" office:value="40.5803046912533" calcext:value-type="float">
            <text:p>41</text:p>
          </table:table-cell>
          <table:table-cell table:formula="of:= 7 / ([.B66] * ([.$K$10] - [.$K$9]) + [.$K$9])" office:value-type="float" office:value="1.69208728444139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66] + [.E66]" office:value-type="date" office:date-value="2017-08-15T00:19:09.642673" calcext:value-type="date">
            <text:p>Tue, Aug 15</text:p>
          </table:table-cell>
          <table:table-cell table:formula="of:=MIN(([.A67]-[.$E$9])/[.$E$11]; 1)" office:value-type="percentage" office:value="0.577851700274752" calcext:value-type="percentage">
            <text:p>58%</text:p>
          </table:table-cell>
          <table:table-cell table:formula="of:= [.B67] * ([.$B$10] - [.$B$9]) + [.$B$9]" office:value-type="float" office:value="155.420982866154" calcext:value-type="float">
            <text:p>155</text:p>
          </table:table-cell>
          <table:table-cell table:formula="of:= [.B67] * ([.$H$10] - [.$H$9]) + [.$H$9]" office:value-type="float" office:value="41.0033265123639" calcext:value-type="float">
            <text:p>41</text:p>
          </table:table-cell>
          <table:table-cell table:formula="of:= 7 / ([.B67] * ([.$K$10] - [.$K$9]) + [.$K$9])" office:value-type="float" office:value="1.68443205043806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67] + [.E67]" office:value-type="date" office:date-value="2017-08-16T16:44:44.571831" calcext:value-type="date">
            <text:p>Wed, Aug 16</text:p>
          </table:table-cell>
          <table:table-cell table:formula="of:=MIN(([.A68]-[.$E$9])/[.$E$11]; 1)" office:value-type="percentage" office:value="0.587209656110523" calcext:value-type="percentage">
            <text:p>59%</text:p>
          </table:table-cell>
          <table:table-cell table:formula="of:= [.B68] * ([.$B$10] - [.$B$9]) + [.$B$9]" office:value-type="float" office:value="155.731072769706" calcext:value-type="float">
            <text:p>156</text:p>
          </table:table-cell>
          <table:table-cell table:formula="of:= [.B68] * ([.$H$10] - [.$H$9]) + [.$H$9]" office:value-type="float" office:value="41.4244345249736" calcext:value-type="float">
            <text:p>41</text:p>
          </table:table-cell>
          <table:table-cell table:formula="of:= 7 / ([.B68] * ([.$K$10] - [.$K$9]) + [.$K$9])" office:value-type="float" office:value="1.67687993860769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68] + [.E68]" office:value-type="date" office:date-value="2017-08-18T08:59:26.998526" calcext:value-type="date">
            <text:p>Fri, Aug 18</text:p>
          </table:table-cell>
          <table:table-cell table:formula="of:=MIN(([.A69]-[.$E$9])/[.$E$11]; 1)" office:value-type="percentage" office:value="0.596525655769437" calcext:value-type="percentage">
            <text:p>60%</text:p>
          </table:table-cell>
          <table:table-cell table:formula="of:= [.B69] * ([.$B$10] - [.$B$9]) + [.$B$9]" office:value-type="float" office:value="156.039772392404" calcext:value-type="float">
            <text:p>156</text:p>
          </table:table-cell>
          <table:table-cell table:formula="of:= [.B69] * ([.$H$10] - [.$H$9]) + [.$H$9]" office:value-type="float" office:value="41.8436545096247" calcext:value-type="float">
            <text:p>42</text:p>
          </table:table-cell>
          <table:table-cell table:formula="of:= 7 / ([.B69] * ([.$K$10] - [.$K$9]) + [.$K$9])" office:value-type="float" office:value="1.66942865228877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69] + [.E69]" office:value-type="date" office:date-value="2017-08-20T01:03:25.634084" calcext:value-type="date">
            <text:p>Sun, Aug 20</text:p>
          </table:table-cell>
          <table:table-cell table:formula="of:=MIN(([.A70]-[.$E$9])/[.$E$11]; 1)" office:value-type="percentage" office:value="0.605800259393274" calcext:value-type="percentage">
            <text:p>61%</text:p>
          </table:table-cell>
          <table:table-cell table:formula="of:= [.B70] * ([.$B$10] - [.$B$9]) + [.$B$9]" office:value-type="float" office:value="156.347100295385" calcext:value-type="float">
            <text:p>156</text:p>
          </table:table-cell>
          <table:table-cell table:formula="of:= [.B70] * ([.$H$10] - [.$H$9]) + [.$H$9]" office:value-type="float" office:value="42.2610116726974" calcext:value-type="float">
            <text:p>42</text:p>
          </table:table-cell>
          <table:table-cell table:formula="of:= 7 / ([.B70] * ([.$K$10] - [.$K$9]) + [.$K$9])" office:value-type="float" office:value="1.66207596584133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70] + [.E70]" office:value-type="date" office:date-value="2017-08-21T16:56:48.997533" calcext:value-type="date">
            <text:p>Mon, Aug 21</text:p>
          </table:table-cell>
          <table:table-cell table:formula="of:=MIN(([.A71]-[.$E$9])/[.$E$11]; 1)" office:value-type="percentage" office:value="0.615034014759052" calcext:value-type="percentage">
            <text:p>62%</text:p>
          </table:table-cell>
          <table:table-cell table:formula="of:= [.B71] * ([.$B$10] - [.$B$9]) + [.$B$9]" office:value-type="float" office:value="156.653074630063" calcext:value-type="float">
            <text:p>157</text:p>
          </table:table-cell>
          <table:table-cell table:formula="of:= [.B71] * ([.$H$10] - [.$H$9]) + [.$H$9]" office:value-type="float" office:value="42.6765306641573" calcext:value-type="float">
            <text:p>43</text:p>
          </table:table-cell>
          <table:table-cell table:formula="of:= 7 / ([.B71] * ([.$K$10] - [.$K$9]) + [.$K$9])" office:value-type="float" office:value="1.65481972184676" calcext:value-type="float">
            <text:p>1.7</text:p>
          </table:table-cell>
          <table:table-cell table:number-columns-repeated="1019"/>
        </table:table-row>
        <table:table-row table:style-name="ro1">
          <table:table-cell table:formula="of:= [.A71] + [.E71]" office:value-type="date" office:date-value="2017-08-23T08:39:45.4215" calcext:value-type="date">
            <text:p>Wed, Aug 23</text:p>
          </table:table-cell>
          <table:table-cell table:formula="of:=MIN(([.A72]-[.$E$9])/[.$E$11]; 1)" office:value-type="percentage" office:value="0.624227457658182" calcext:value-type="percentage">
            <text:p>62%</text:p>
          </table:table-cell>
          <table:table-cell table:formula="of:= [.B72] * ([.$B$10] - [.$B$9]) + [.$B$9]" office:value-type="float" office:value="156.95771315069" calcext:value-type="float">
            <text:p>157</text:p>
          </table:table-cell>
          <table:table-cell table:formula="of:= [.B72] * ([.$H$10] - [.$H$9]) + [.$H$9]" office:value-type="float" office:value="43.0902355946182" calcext:value-type="float">
            <text:p>43</text:p>
          </table:table-cell>
          <table:table-cell table:formula="of:= 7 / ([.B72] * ([.$K$10] - [.$K$9]) + [.$K$9])" office:value-type="float" office:value="1.64765782844108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72] + [.E72]" office:value-type="date" office:date-value="2017-08-25T00:12:23.057877" calcext:value-type="date">
            <text:p>Fri, Aug 25</text:p>
          </table:table-cell>
          <table:table-cell table:formula="of:=MIN(([.A73]-[.$E$9])/[.$E$11]; 1)" office:value-type="percentage" office:value="0.633381112260637" calcext:value-type="percentage">
            <text:p>63%</text:p>
          </table:table-cell>
          <table:table-cell table:formula="of:= [.B73] * ([.$B$10] - [.$B$9]) + [.$B$9]" office:value-type="float" office:value="157.261033226425" calcext:value-type="float">
            <text:p>157</text:p>
          </table:table-cell>
          <table:table-cell table:formula="of:= [.B73] * ([.$H$10] - [.$H$9]) + [.$H$9]" office:value-type="float" office:value="43.5021500517287" calcext:value-type="float">
            <text:p>44</text:p>
          </table:table-cell>
          <table:table-cell table:formula="of:= 7 / ([.B73] * ([.$K$10] - [.$K$9]) + [.$K$9])" office:value-type="float" office:value="1.64058825677482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73] + [.E73]" office:value-type="date" office:date-value="2017-08-26T15:34:49.883263" calcext:value-type="date">
            <text:p>Sat, Aug 26</text:p>
          </table:table-cell>
          <table:table-cell table:formula="of:=MIN(([.A74]-[.$E$9])/[.$E$11]; 1)" office:value-type="percentage" office:value="0.642495491464959" calcext:value-type="percentage">
            <text:p>64%</text:p>
          </table:table-cell>
          <table:table-cell table:formula="of:= [.B74] * ([.$B$10] - [.$B$9]) + [.$B$9]" office:value-type="float" office:value="157.563051852929" calcext:value-type="float">
            <text:p>158</text:p>
          </table:table-cell>
          <table:table-cell table:formula="of:= [.B74] * ([.$H$10] - [.$H$9]) + [.$H$9]" office:value-type="float" office:value="43.9122971159231" calcext:value-type="float">
            <text:p>44</text:p>
          </table:table-cell>
          <table:table-cell table:formula="of:= 7 / ([.B74] * ([.$K$10] - [.$K$9]) + [.$K$9])" office:value-type="float" office:value="1.63360903859211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74] + [.E74]" office:value-type="date" office:date-value="2017-08-28T06:47:13.704197" calcext:value-type="date">
            <text:p>Mon, Aug 28</text:p>
          </table:table-cell>
          <table:table-cell table:formula="of:=MIN(([.A75]-[.$E$9])/[.$E$11]; 1)" office:value-type="percentage" office:value="0.651571097234895" calcext:value-type="percentage">
            <text:p>65%</text:p>
          </table:table-cell>
          <table:table-cell table:formula="of:= [.B75] * ([.$B$10] - [.$B$9]) + [.$B$9]" office:value-type="float" office:value="157.863785663524" calcext:value-type="float">
            <text:p>158</text:p>
          </table:table-cell>
          <table:table-cell table:formula="of:= [.B75] * ([.$H$10] - [.$H$9]) + [.$H$9]" office:value-type="float" office:value="44.3206993755703" calcext:value-type="float">
            <text:p>44</text:p>
          </table:table-cell>
          <table:table-cell table:formula="of:= 7 / ([.B75] * ([.$K$10] - [.$K$9]) + [.$K$9])" office:value-type="float" office:value="1.6267182639226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75] + [.E75]" office:value-type="date" office:date-value="2017-08-29T21:49:42.1622" calcext:value-type="date">
            <text:p>Tue, Aug 29</text:p>
          </table:table-cell>
          <table:table-cell table:formula="of:=MIN(([.A76]-[.$E$9])/[.$E$11]; 1)" office:value-type="percentage" office:value="0.660608420923341" calcext:value-type="percentage">
            <text:p>66%</text:p>
          </table:table-cell>
          <table:table-cell table:formula="of:= [.B76] * ([.$B$10] - [.$B$9]) + [.$B$9]" office:value-type="float" office:value="158.163250939926" calcext:value-type="float">
            <text:p>158</text:p>
          </table:table-cell>
          <table:table-cell table:formula="of:= [.B76] * ([.$H$10] - [.$H$9]) + [.$H$9]" office:value-type="float" office:value="44.7273789415503" calcext:value-type="float">
            <text:p>45</text:p>
          </table:table-cell>
          <table:table-cell table:formula="of:= 7 / ([.B76] * ([.$K$10] - [.$K$9]) + [.$K$9])" office:value-type="float" office:value="1.61991407887981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76] + [.E76]" office:value-type="date" office:date-value="2017-08-31T12:42:22.738615" calcext:value-type="date">
            <text:p>Thu, Aug 31</text:p>
          </table:table-cell>
          <table:table-cell table:formula="of:=MIN(([.A77]-[.$E$9])/[.$E$11]; 1)" office:value-type="percentage" office:value="0.669607943583792" calcext:value-type="percentage">
            <text:p>67%</text:p>
          </table:table-cell>
          <table:table-cell table:formula="of:= [.B77] * ([.$B$10] - [.$B$9]) + [.$B$9]" office:value-type="float" office:value="158.461463622564" calcext:value-type="float">
            <text:p>158</text:p>
          </table:table-cell>
          <table:table-cell table:formula="of:= [.B77] * ([.$H$10] - [.$H$9]) + [.$H$9]" office:value-type="float" office:value="45.1323574612707" calcext:value-type="float">
            <text:p>45</text:p>
          </table:table-cell>
          <table:table-cell table:formula="of:= 7 / ([.B77] * ([.$K$10] - [.$K$9]) + [.$K$9])" office:value-type="float" office:value="1.6131946835605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77] + [.E77]" office:value-type="date" office:date-value="2017-09-02T03:25:22.759275" calcext:value-type="date">
            <text:p>Sat, Sep 2</text:p>
          </table:table-cell>
          <table:table-cell table:formula="of:=MIN(([.A78]-[.$E$9])/[.$E$11]; 1)" office:value-type="percentage" office:value="0.678570136270234" calcext:value-type="percentage">
            <text:p>68%</text:p>
          </table:table-cell>
          <table:table-cell table:formula="of:= [.B78] * ([.$B$10] - [.$B$9]) + [.$B$9]" office:value-type="float" office:value="158.758439320519" calcext:value-type="float">
            <text:p>159</text:p>
          </table:table-cell>
          <table:table-cell table:formula="of:= [.B78] * ([.$H$10] - [.$H$9]) + [.$H$9]" office:value-type="float" office:value="45.5356561321605" calcext:value-type="float">
            <text:p>46</text:p>
          </table:table-cell>
          <table:table-cell table:formula="of:= 7 / ([.B78] * ([.$K$10] - [.$K$9]) + [.$K$9])" office:value-type="float" office:value="1.60655833003939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78] + [.E78]" office:value-type="date" office:date-value="2017-09-03T17:58:49.39899" calcext:value-type="date">
            <text:p>Sun, Sep 3</text:p>
          </table:table-cell>
          <table:table-cell table:formula="of:=MIN(([.A79]-[.$E$9])/[.$E$11]; 1)" office:value-type="percentage" office:value="0.687495460325994" calcext:value-type="percentage">
            <text:p>69%</text:p>
          </table:table-cell>
          <table:table-cell table:formula="of:= [.B79] * ([.$B$10] - [.$B$9]) + [.$B$9]" office:value-type="float" office:value="159.054193321092" calcext:value-type="float">
            <text:p>159</text:p>
          </table:table-cell>
          <table:table-cell table:formula="of:= [.B79] * ([.$H$10] - [.$H$9]) + [.$H$9]" office:value-type="float" office:value="45.9372957146698" calcext:value-type="float">
            <text:p>46</text:p>
          </table:table-cell>
          <table:table-cell table:formula="of:= 7 / ([.B79] * ([.$K$10] - [.$K$9]) + [.$K$9])" office:value-type="float" office:value="1.60000332045416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79] + [.E79]" office:value-type="date" office:date-value="2017-09-05T08:22:49.685877" calcext:value-type="date">
            <text:p>Tue, Sep 5</text:p>
          </table:table-cell>
          <table:table-cell table:formula="of:=MIN(([.A80]-[.$E$9])/[.$E$11]; 1)" office:value-type="percentage" office:value="0.696384367661853" calcext:value-type="percentage">
            <text:p>70%</text:p>
          </table:table-cell>
          <table:table-cell table:formula="of:= [.B80] * ([.$B$10] - [.$B$9]) + [.$B$9]" office:value-type="float" office:value="159.348740599027" calcext:value-type="float">
            <text:p>159</text:p>
          </table:table-cell>
          <table:table-cell table:formula="of:= [.B80] * ([.$H$10] - [.$H$9]) + [.$H$9]" office:value-type="float" office:value="46.3372965447834" calcext:value-type="float">
            <text:p>46</text:p>
          </table:table-cell>
          <table:table-cell table:formula="of:= 7 / ([.B80] * ([.$K$10] - [.$K$9]) + [.$K$9])" office:value-type="float" office:value="1.59352800517603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80] + [.E80]" office:value-type="date" office:date-value="2017-09-06T22:37:30.505525" calcext:value-type="date">
            <text:p>Wed, Sep 6</text:p>
          </table:table-cell>
          <table:table-cell table:formula="of:=MIN(([.A81]-[.$E$9])/[.$E$11]; 1)" office:value-type="percentage" office:value="0.705237301023953" calcext:value-type="percentage">
            <text:p>71%</text:p>
          </table:table-cell>
          <table:table-cell table:formula="of:= [.B81] * ([.$B$10] - [.$B$9]) + [.$B$9]" office:value-type="float" office:value="159.64209582538" calcext:value-type="float">
            <text:p>160</text:p>
          </table:table-cell>
          <table:table-cell table:formula="of:= [.B81] * ([.$H$10] - [.$H$9]) + [.$H$9]" office:value-type="float" office:value="46.7356785460779" calcext:value-type="float">
            <text:p>47</text:p>
          </table:table-cell>
          <table:table-cell table:formula="of:= 7 / ([.B81] * ([.$K$10] - [.$K$9]) + [.$K$9])" office:value-type="float" office:value="1.58713078106145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81] + [.E81]" office:value-type="date" office:date-value="2017-09-08T12:42:58.605008" calcext:value-type="date">
            <text:p>Fri, Sep 8</text:p>
          </table:table-cell>
          <table:table-cell table:formula="of:=MIN(([.A82]-[.$E$9])/[.$E$11]; 1)" office:value-type="percentage" office:value="0.714054694252061" calcext:value-type="percentage">
            <text:p>71%</text:p>
          </table:table-cell>
          <table:table-cell table:formula="of:= [.B82] * ([.$B$10] - [.$B$9]) + [.$B$9]" office:value-type="float" office:value="159.934273376083" calcext:value-type="float">
            <text:p>160</text:p>
          </table:table-cell>
          <table:table-cell table:formula="of:= [.B82] * ([.$H$10] - [.$H$9]) + [.$H$9]" office:value-type="float" office:value="47.1324612413428" calcext:value-type="float">
            <text:p>47</text:p>
          </table:table-cell>
          <table:table-cell table:formula="of:= 7 / ([.B82] * ([.$K$10] - [.$K$9]) + [.$K$9])" office:value-type="float" office:value="1.58081008978071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82] + [.E82]" office:value-type="date" office:date-value="2017-09-10T02:39:20.596765" calcext:value-type="date">
            <text:p>Sun, Sep 10</text:p>
          </table:table-cell>
          <table:table-cell table:formula="of:=MIN(([.A83]-[.$E$9])/[.$E$11]; 1)" office:value-type="percentage" office:value="0.722836972528603" calcext:value-type="percentage">
            <text:p>72%</text:p>
          </table:table-cell>
          <table:table-cell table:formula="of:= [.B83] * ([.$B$10] - [.$B$9]) + [.$B$9]" office:value-type="float" office:value="160.225287340194" calcext:value-type="float">
            <text:p>160</text:p>
          </table:table-cell>
          <table:table-cell table:formula="of:= [.B83] * ([.$H$10] - [.$H$9]) + [.$H$9]" office:value-type="float" office:value="47.5276637637871" calcext:value-type="float">
            <text:p>48</text:p>
          </table:table-cell>
          <table:table-cell table:formula="of:= 7 / ([.B83] * ([.$K$10] - [.$K$9]) + [.$K$9])" office:value-type="float" office:value="1.57456441621922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83] + [.E83]" office:value-type="date" office:date-value="2017-09-11T16:26:42.962326" calcext:value-type="date">
            <text:p>Mon, Sep 11</text:p>
          </table:table-cell>
          <table:table-cell table:formula="of:=MIN(([.A84]-[.$E$9])/[.$E$11]; 1)" office:value-type="percentage" office:value="0.731584552618693" calcext:value-type="percentage">
            <text:p>73%</text:p>
          </table:table-cell>
          <table:table-cell table:formula="of:= [.B84] * ([.$B$10] - [.$B$9]) + [.$B$9]" office:value-type="float" office:value="160.515151527849" calcext:value-type="float">
            <text:p>161</text:p>
          </table:table-cell>
          <table:table-cell table:formula="of:= [.B84] * ([.$H$10] - [.$H$9]) + [.$H$9]" office:value-type="float" office:value="47.9213048678412" calcext:value-type="float">
            <text:p>48</text:p>
          </table:table-cell>
          <table:table-cell table:formula="of:= 7 / ([.B84] * ([.$K$10] - [.$K$9]) + [.$K$9])" office:value-type="float" office:value="1.56839228694824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84] + [.E84]" office:value-type="date" office:date-value="2017-09-13T06:05:12.055918" calcext:value-type="date">
            <text:p>Wed, Sep 13</text:p>
          </table:table-cell>
          <table:table-cell table:formula="of:=MIN(([.A85]-[.$E$9])/[.$E$11]; 1)" office:value-type="percentage" office:value="0.74029784310175" calcext:value-type="percentage">
            <text:p>74%</text:p>
          </table:table-cell>
          <table:table-cell table:formula="of:= [.B85] * ([.$B$10] - [.$B$9]) + [.$B$9]" office:value-type="float" office:value="160.803879477941" calcext:value-type="float">
            <text:p>161</text:p>
          </table:table-cell>
          <table:table-cell table:formula="of:= [.B85] * ([.$H$10] - [.$H$9]) + [.$H$9]" office:value-type="float" office:value="48.3134029395787" calcext:value-type="float">
            <text:p>48</text:p>
          </table:table-cell>
          <table:table-cell table:formula="of:= 7 / ([.B85] * ([.$K$10] - [.$K$9]) + [.$K$9])" office:value-type="float" office:value="1.56229226876109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85] + [.E85]" office:value-type="date" office:date-value="2017-09-14T19:34:54.107939" calcext:value-type="date">
            <text:p>Thu, Sep 14</text:p>
          </table:table-cell>
          <table:table-cell table:formula="of:=MIN(([.A86]-[.$E$9])/[.$E$11]; 1)" office:value-type="percentage" office:value="0.74897724459487" calcext:value-type="percentage">
            <text:p>75%</text:p>
          </table:table-cell>
          <table:table-cell table:formula="of:= [.B86] * ([.$B$10] - [.$B$9]) + [.$B$9]" office:value-type="float" office:value="161.091484465518" calcext:value-type="float">
            <text:p>161</text:p>
          </table:table-cell>
          <table:table-cell table:formula="of:= [.B86] * ([.$H$10] - [.$H$9]) + [.$H$9]" office:value-type="float" office:value="48.7039760067692" calcext:value-type="float">
            <text:p>49</text:p>
          </table:table-cell>
          <table:table-cell table:formula="of:= 7 / ([.B86] * ([.$K$10] - [.$K$9]) + [.$K$9])" office:value-type="float" office:value="1.55626296727181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86] + [.E86]" office:value-type="date" office:date-value="2017-09-16T08:55:55.228312" calcext:value-type="date">
            <text:p>Sat, Sep 16</text:p>
          </table:table-cell>
          <table:table-cell table:formula="of:=MIN(([.A87]-[.$E$9])/[.$E$11]; 1)" office:value-type="percentage" office:value="0.7576231499686" calcext:value-type="percentage">
            <text:p>76%</text:p>
          </table:table-cell>
          <table:table-cell table:formula="of:= [.B87] * ([.$B$10] - [.$B$9]) + [.$B$9]" office:value-type="float" office:value="161.377979508935" calcext:value-type="float">
            <text:p>161</text:p>
          </table:table-cell>
          <table:table-cell table:formula="of:= [.B87] * ([.$H$10] - [.$H$9]) + [.$H$9]" office:value-type="float" office:value="49.093041748587" calcext:value-type="float">
            <text:p>49</text:p>
          </table:table-cell>
          <table:table-cell table:formula="of:= 7 / ([.B87] * ([.$K$10] - [.$K$9]) + [.$K$9])" office:value-type="float" office:value="1.55030302557301" calcext:value-type="float">
            <text:p>1.6</text:p>
          </table:table-cell>
          <table:table-cell table:number-columns-repeated="1019"/>
        </table:table-row>
        <table:table-row table:style-name="ro1">
          <table:table-cell table:formula="of:= [.A87] + [.E87]" office:value-type="date" office:date-value="2017-09-17T22:08:21.409721" calcext:value-type="date">
            <text:p>Sun, Sep 17</text:p>
          </table:table-cell>
          <table:table-cell table:formula="of:=MIN(([.A88]-[.$E$9])/[.$E$11]; 1)" office:value-type="percentage" office:value="0.766235944555107" calcext:value-type="percentage">
            <text:p>77%</text:p>
          </table:table-cell>
          <table:table-cell table:formula="of:= [.B88] * ([.$B$10] - [.$B$9]) + [.$B$9]" office:value-type="float" office:value="161.66337737675" calcext:value-type="float">
            <text:p>162</text:p>
          </table:table-cell>
          <table:table-cell table:formula="of:= [.B88] * ([.$H$10] - [.$H$9]) + [.$H$9]" office:value-type="float" office:value="49.4806175049798" calcext:value-type="float">
            <text:p>49</text:p>
          </table:table-cell>
          <table:table-cell table:formula="of:= 7 / ([.B88] * ([.$K$10] - [.$K$9]) + [.$K$9])" office:value-type="float" office:value="1.54441112295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88] + [.E88]" office:value-type="date" office:date-value="2017-09-19T11:12:18.530744" calcext:value-type="date">
            <text:p>Tue, Sep 19</text:p>
          </table:table-cell>
          <table:table-cell table:formula="of:=MIN(([.A89]-[.$E$9])/[.$E$11]; 1)" office:value-type="percentage" office:value="0.774816006349283" calcext:value-type="percentage">
            <text:p>77%</text:p>
          </table:table-cell>
          <table:table-cell table:formula="of:= [.B89] * ([.$B$10] - [.$B$9]) + [.$B$9]" office:value-type="float" office:value="161.947690594393" calcext:value-type="float">
            <text:p>162</text:p>
          </table:table-cell>
          <table:table-cell table:formula="of:= [.B89] * ([.$H$10] - [.$H$9]) + [.$H$9]" office:value-type="float" office:value="49.8667202857178" calcext:value-type="float">
            <text:p>50</text:p>
          </table:table-cell>
          <table:table-cell table:formula="of:= 7 / ([.B89] * ([.$K$10] - [.$K$9]) + [.$K$9])" office:value-type="float" office:value="1.53858597364845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89] + [.E89]" office:value-type="date" office:date-value="2017-09-21T00:07:52.358867" calcext:value-type="date">
            <text:p>Thu, Sep 21</text:p>
          </table:table-cell>
          <table:table-cell table:formula="of:=MIN(([.A90]-[.$E$9])/[.$E$11]; 1)" office:value-type="percentage" office:value="0.783363706202888" calcext:value-type="percentage">
            <text:p>78%</text:p>
          </table:table-cell>
          <table:table-cell table:formula="of:= [.B90] * ([.$B$10] - [.$B$9]) + [.$B$9]" office:value-type="float" office:value="162.230931450592" calcext:value-type="float">
            <text:p>162</text:p>
          </table:table-cell>
          <table:table-cell table:formula="of:= [.B90] * ([.$H$10] - [.$H$9]) + [.$H$9]" office:value-type="float" office:value="50.25136677913" calcext:value-type="float">
            <text:p>50</text:p>
          </table:table-cell>
          <table:table-cell table:formula="of:= 7 / ([.B90] * ([.$K$10] - [.$K$9]) + [.$K$9])" office:value-type="float" office:value="1.53282632569312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90] + [.E90]" office:value-type="date" office:date-value="2017-09-22T12:55:08.553407" calcext:value-type="date">
            <text:p>Fri, Sep 22</text:p>
          </table:table-cell>
          <table:table-cell table:formula="of:=MIN(([.A91]-[.$E$9])/[.$E$11]; 1)" office:value-type="percentage" office:value="0.791879408012311" calcext:value-type="percentage">
            <text:p>79%</text:p>
          </table:table-cell>
          <table:table-cell table:formula="of:= [.B91] * ([.$B$10] - [.$B$9]) + [.$B$9]" office:value-type="float" office:value="162.5131120036" calcext:value-type="float">
            <text:p>163</text:p>
          </table:table-cell>
          <table:table-cell table:formula="of:= [.B91] * ([.$H$10] - [.$H$9]) + [.$H$9]" office:value-type="float" office:value="50.634573360554" calcext:value-type="float">
            <text:p>51</text:p>
          </table:table-cell>
          <table:table-cell table:formula="of:= 7 / ([.B91] * ([.$K$10] - [.$K$9]) + [.$K$9])" office:value-type="float" office:value="1.52713095975476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91] + [.E91]" office:value-type="date" office:date-value="2017-09-24T01:34:12.66833" calcext:value-type="date">
            <text:p>Sun, Sep 24</text:p>
          </table:table-cell>
          <table:table-cell table:formula="of:=MIN(([.A92]-[.$E$9])/[.$E$11]; 1)" office:value-type="percentage" office:value="0.800363468899822" calcext:value-type="percentage">
            <text:p>80%</text:p>
          </table:table-cell>
          <table:table-cell table:formula="of:= [.B92] * ([.$B$10] - [.$B$9]) + [.$B$9]" office:value-type="float" office:value="162.794244087199" calcext:value-type="float">
            <text:p>163</text:p>
          </table:table-cell>
          <table:table-cell table:formula="of:= [.B92] * ([.$H$10] - [.$H$9]) + [.$H$9]" office:value-type="float" office:value="51.016356100492" calcext:value-type="float">
            <text:p>51</text:p>
          </table:table-cell>
          <table:table-cell table:formula="of:= 7 / ([.B92] * ([.$K$10] - [.$K$9]) + [.$K$9])" office:value-type="float" office:value="1.52149868806338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92] + [.E92]" office:value-type="date" office:date-value="2017-09-25T14:05:10.154978" calcext:value-type="date">
            <text:p>Mon, Sep 25</text:p>
          </table:table-cell>
          <table:table-cell table:formula="of:=MIN(([.A93]-[.$E$9])/[.$E$11]; 1)" office:value-type="percentage" office:value="0.808816239389044" calcext:value-type="percentage">
            <text:p>81%</text:p>
          </table:table-cell>
          <table:table-cell table:formula="of:= [.B93] * ([.$B$10] - [.$B$9]) + [.$B$9]" office:value-type="float" office:value="163.074339316515" calcext:value-type="float">
            <text:p>163</text:p>
          </table:table-cell>
          <table:table-cell table:formula="of:= [.B93] * ([.$H$10] - [.$H$9]) + [.$H$9]" office:value-type="float" office:value="51.396730772507" calcext:value-type="float">
            <text:p>51</text:p>
          </table:table-cell>
          <table:table-cell table:formula="of:= 7 / ([.B93] * ([.$K$10] - [.$K$9]) + [.$K$9])" office:value-type="float" office:value="1.51592835336526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93] + [.E93]" office:value-type="date" office:date-value="2017-09-27T02:28:06.364709" calcext:value-type="date">
            <text:p>Wed, Sep 27</text:p>
          </table:table-cell>
          <table:table-cell table:formula="of:=MIN(([.A94]-[.$E$9])/[.$E$11]; 1)" office:value-type="percentage" office:value="0.817238063574405" calcext:value-type="percentage">
            <text:p>82%</text:p>
          </table:table-cell>
          <table:table-cell table:formula="of:= [.B94] * ([.$B$10] - [.$B$9]) + [.$B$9]" office:value-type="float" office:value="163.353409093633" calcext:value-type="float">
            <text:p>163</text:p>
          </table:table-cell>
          <table:table-cell table:formula="of:= [.B94] * ([.$H$10] - [.$H$9]) + [.$H$9]" office:value-type="float" office:value="51.7757128608482" calcext:value-type="float">
            <text:p>52</text:p>
          </table:table-cell>
          <table:table-cell table:formula="of:= 7 / ([.B94] * ([.$K$10] - [.$K$9]) + [.$K$9])" office:value-type="float" office:value="1.51041882792187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94] + [.E94]" office:value-type="date" office:date-value="2017-09-28T14:43:06.551442" calcext:value-type="date">
            <text:p>Thu, Sep 28</text:p>
          </table:table-cell>
          <table:table-cell table:formula="of:=MIN(([.A95]-[.$E$9])/[.$E$11]; 1)" office:value-type="percentage" office:value="0.825629279285082" calcext:value-type="percentage">
            <text:p>83%</text:p>
          </table:table-cell>
          <table:table-cell table:formula="of:= [.B95] * ([.$B$10] - [.$B$9]) + [.$B$9]" office:value-type="float" office:value="163.63146461303" calcext:value-type="float">
            <text:p>164</text:p>
          </table:table-cell>
          <table:table-cell table:formula="of:= [.B95] * ([.$H$10] - [.$H$9]) + [.$H$9]" office:value-type="float" office:value="52.1533175678287" calcext:value-type="float">
            <text:p>52</text:p>
          </table:table-cell>
          <table:table-cell table:formula="of:= 7 / ([.B95] * ([.$K$10] - [.$K$9]) + [.$K$9])" office:value-type="float" office:value="1.50496901254869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95] + [.E95]" office:value-type="date" office:date-value="2017-09-30T02:50:15.874126" calcext:value-type="date">
            <text:p>Sat, Sep 30</text:p>
          </table:table-cell>
          <table:table-cell table:formula="of:=MIN(([.A96]-[.$E$9])/[.$E$11]; 1)" office:value-type="percentage" office:value="0.833990218243667" calcext:value-type="percentage">
            <text:p>83%</text:p>
          </table:table-cell>
          <table:table-cell table:formula="of:= [.B96] * ([.$B$10] - [.$B$9]) + [.$B$9]" office:value-type="float" office:value="163.908516866831" calcext:value-type="float">
            <text:p>164</text:p>
          </table:table-cell>
          <table:table-cell table:formula="of:= [.B96] * ([.$H$10] - [.$H$9]) + [.$H$9]" office:value-type="float" office:value="52.529559820965" calcext:value-type="float">
            <text:p>53</text:p>
          </table:table-cell>
          <table:table-cell table:formula="of:= 7 / ([.B96] * ([.$K$10] - [.$K$9]) + [.$K$9])" office:value-type="float" office:value="1.49957783569194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96] + [.E96]" office:value-type="date" office:date-value="2017-10-01T14:49:39.399129" calcext:value-type="date">
            <text:p>Sun, Oct 1</text:p>
          </table:table-cell>
          <table:table-cell table:formula="of:=MIN(([.A97]-[.$E$9])/[.$E$11]; 1)" office:value-type="percentage" office:value="0.842321206219721" calcext:value-type="percentage">
            <text:p>84%</text:p>
          </table:table-cell>
          <table:table-cell table:formula="of:= [.B97] * ([.$B$10] - [.$B$9]) + [.$B$9]" office:value-type="float" office:value="164.1845766499" calcext:value-type="float">
            <text:p>164</text:p>
          </table:table-cell>
          <table:table-cell table:formula="of:= [.B97] * ([.$H$10] - [.$H$9]) + [.$H$9]" office:value-type="float" office:value="52.9044542798874" calcext:value-type="float">
            <text:p>53</text:p>
          </table:table-cell>
          <table:table-cell table:formula="of:= 7 / ([.B97] * ([.$K$10] - [.$K$9]) + [.$K$9])" office:value-type="float" office:value="1.49424425254155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97] + [.E97]" office:value-type="date" office:date-value="2017-10-03T02:41:22.102549" calcext:value-type="date">
            <text:p>Tue, Oct 3</text:p>
          </table:table-cell>
          <table:table-cell table:formula="of:=MIN(([.A98]-[.$E$9])/[.$E$11]; 1)" office:value-type="percentage" office:value="0.85062256317829" calcext:value-type="percentage">
            <text:p>85%</text:p>
          </table:table-cell>
          <table:table-cell table:formula="of:= [.B98] * ([.$B$10] - [.$B$9]) + [.$B$9]" office:value-type="float" office:value="164.459654564757" calcext:value-type="float">
            <text:p>164</text:p>
          </table:table-cell>
          <table:table-cell table:formula="of:= [.B98] * ([.$H$10] - [.$H$9]) + [.$H$9]" office:value-type="float" office:value="53.2780153430231" calcext:value-type="float">
            <text:p>53</text:p>
          </table:table-cell>
          <table:table-cell table:formula="of:= 7 / ([.B98] * ([.$K$10] - [.$K$9]) + [.$K$9])" office:value-type="float" office:value="1.48896724417876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98] + [.E98]" office:value-type="date" office:date-value="2017-10-04T14:25:28.872446" calcext:value-type="date">
            <text:p>Wed, Oct 4</text:p>
          </table:table-cell>
          <table:table-cell table:formula="of:=MIN(([.A99]-[.$E$9])/[.$E$11]; 1)" office:value-type="percentage" office:value="0.858894603423727" calcext:value-type="percentage">
            <text:p>86%</text:p>
          </table:table-cell>
          <table:table-cell table:formula="of:= [.B99] * ([.$B$10] - [.$B$9]) + [.$B$9]" office:value-type="float" office:value="164.73376102635" calcext:value-type="float">
            <text:p>165</text:p>
          </table:table-cell>
          <table:table-cell table:formula="of:= [.B99] * ([.$H$10] - [.$H$9]) + [.$H$9]" office:value-type="float" office:value="53.6502571540677" calcext:value-type="float">
            <text:p>54</text:p>
          </table:table-cell>
          <table:table-cell table:formula="of:= 7 / ([.B99] * ([.$K$10] - [.$K$9]) + [.$K$9])" office:value-type="float" office:value="1.48374581675674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99] + [.E99]" office:value-type="date" office:date-value="2017-10-06T02:02:04.511014" calcext:value-type="date">
            <text:p>Fri, Oct 6</text:p>
          </table:table-cell>
          <table:table-cell table:formula="of:=MIN(([.A100]-[.$E$9])/[.$E$11]; 1)" office:value-type="percentage" office:value="0.867137635739063" calcext:value-type="percentage">
            <text:p>87%</text:p>
          </table:table-cell>
          <table:table-cell table:formula="of:= [.B100] * ([.$B$10] - [.$B$9]) + [.$B$9]" office:value-type="float" office:value="165.006906266667" calcext:value-type="float">
            <text:p>165</text:p>
          </table:table-cell>
          <table:table-cell table:formula="of:= [.B100] * ([.$H$10] - [.$H$9]) + [.$H$9]" office:value-type="float" office:value="54.0211936082578" calcext:value-type="float">
            <text:p>54</text:p>
          </table:table-cell>
          <table:table-cell table:formula="of:= 7 / ([.B100] * ([.$K$10] - [.$K$9]) + [.$K$9])" office:value-type="float" office:value="1.47857900071249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100] + [.E100]" office:value-type="date" office:date-value="2017-10-07T13:31:13.736676" calcext:value-type="date">
            <text:p>Sat, Oct 7</text:p>
          </table:table-cell>
          <table:table-cell table:formula="of:=MIN(([.A101]-[.$E$9])/[.$E$11]; 1)" office:value-type="percentage" office:value="0.875351963520815" calcext:value-type="percentage">
            <text:p>88%</text:p>
          </table:table-cell>
          <table:table-cell table:formula="of:= [.B101] * ([.$B$10] - [.$B$9]) + [.$B$9]" office:value-type="float" office:value="165.279100339208" calcext:value-type="float">
            <text:p>165</text:p>
          </table:table-cell>
          <table:table-cell table:formula="of:= [.B101] * ([.$H$10] - [.$H$9]) + [.$H$9]" office:value-type="float" office:value="54.3908383584367" calcext:value-type="float">
            <text:p>54</text:p>
          </table:table-cell>
          <table:table-cell table:formula="of:= 7 / ([.B101] * ([.$K$10] - [.$K$9]) + [.$K$9])" office:value-type="float" office:value="1.47346585000911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101] + [.E101]" office:value-type="date" office:date-value="2017-10-09T00:53:01.186117" calcext:value-type="date">
            <text:p>Mon, Oct 9</text:p>
          </table:table-cell>
          <table:table-cell table:formula="of:=MIN(([.A102]-[.$E$9])/[.$E$11]; 1)" office:value-type="percentage" office:value="0.883537884909755" calcext:value-type="percentage">
            <text:p>88%</text:p>
          </table:table-cell>
          <table:table-cell table:formula="of:= [.B102] * ([.$B$10] - [.$B$9]) + [.$B$9]" office:value-type="float" office:value="165.550353123312" calcext:value-type="float">
            <text:p>166</text:p>
          </table:table-cell>
          <table:table-cell table:formula="of:= [.B102] * ([.$H$10] - [.$H$9]) + [.$H$9]" office:value-type="float" office:value="54.759204820939" calcext:value-type="float">
            <text:p>55</text:p>
          </table:table-cell>
          <table:table-cell table:formula="of:= 7 / ([.B102] * ([.$K$10] - [.$K$9]) + [.$K$9])" office:value-type="float" office:value="1.46840544140649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102] + [.E102]" office:value-type="date" office:date-value="2017-10-10T12:07:31.416254" calcext:value-type="date">
            <text:p>Tue, Oct 10</text:p>
          </table:table-cell>
          <table:table-cell table:formula="of:=MIN(([.A103]-[.$E$9])/[.$E$11]; 1)" office:value-type="percentage" office:value="0.891695692917549" calcext:value-type="percentage">
            <text:p>89%</text:p>
          </table:table-cell>
          <table:table-cell table:formula="of:= [.B103] * ([.$B$10] - [.$B$9]) + [.$B$9]" office:value-type="float" office:value="165.820674328362" calcext:value-type="float">
            <text:p>166</text:p>
          </table:table-cell>
          <table:table-cell table:formula="of:= [.B103] * ([.$H$10] - [.$H$9]) + [.$H$9]" office:value-type="float" office:value="55.1263061812897" calcext:value-type="float">
            <text:p>55</text:p>
          </table:table-cell>
          <table:table-cell table:formula="of:= 7 / ([.B103] * ([.$K$10] - [.$K$9]) + [.$K$9])" office:value-type="float" office:value="1.46339687375967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103] + [.E103]" office:value-type="date" office:date-value="2017-10-11T23:14:48.906147" calcext:value-type="date">
            <text:p>Wed, Oct 11</text:p>
          </table:table-cell>
          <table:table-cell table:formula="of:=MIN(([.A104]-[.$E$9])/[.$E$11]; 1)" office:value-type="percentage" office:value="0.899825675549558" calcext:value-type="percentage">
            <text:p>90%</text:p>
          </table:table-cell>
          <table:table-cell table:formula="of:= [.B104] * ([.$B$10] - [.$B$9]) + [.$B$9]" office:value-type="float" office:value="166.090073497848" calcext:value-type="float">
            <text:p>166</text:p>
          </table:table-cell>
          <table:table-cell table:formula="of:= [.B104] * ([.$H$10] - [.$H$9]) + [.$H$9]" office:value-type="float" office:value="55.4921553997301" calcext:value-type="float">
            <text:p>55</text:p>
          </table:table-cell>
          <table:table-cell table:formula="of:= 7 / ([.B104] * ([.$K$10] - [.$K$9]) + [.$K$9])" office:value-type="float" office:value="1.45843926734324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104] + [.E104]" office:value-type="date" office:date-value="2017-10-13T10:14:58.058845" calcext:value-type="date">
            <text:p>Fri, Oct 13</text:p>
          </table:table-cell>
          <table:table-cell table:formula="of:=MIN(([.A105]-[.$E$9])/[.$E$11]; 1)" office:value-type="percentage" office:value="0.907928115923682" calcext:value-type="percentage">
            <text:p>91%</text:p>
          </table:table-cell>
          <table:table-cell table:formula="of:= [.B105] * ([.$B$10] - [.$B$9]) + [.$B$9]" office:value-type="float" office:value="166.358560013305" calcext:value-type="float">
            <text:p>166</text:p>
          </table:table-cell>
          <table:table-cell table:formula="of:= [.B105] * ([.$H$10] - [.$H$9]) + [.$H$9]" office:value-type="float" office:value="55.8567652165657" calcext:value-type="float">
            <text:p>56</text:p>
          </table:table-cell>
          <table:table-cell table:formula="of:= 7 / ([.B105] * ([.$K$10] - [.$K$9]) + [.$K$9])" office:value-type="float" office:value="1.45353176320108" calcext:value-type="float">
            <text:p>1.5</text:p>
          </table:table-cell>
          <table:table-cell table:number-columns-repeated="1019"/>
        </table:table-row>
        <table:table-row table:style-name="ro1">
          <table:table-cell table:formula="of:= [.A105] + [.E105]" office:value-type="date" office:date-value="2017-10-14T21:08:03.203186" calcext:value-type="date">
            <text:p>Sat, Oct 14</text:p>
          </table:table-cell>
          <table:table-cell table:formula="of:=MIN(([.A106]-[.$E$9])/[.$E$11]; 1)" office:value-type="percentage" office:value="0.916003292385924" calcext:value-type="percentage">
            <text:p>92%</text:p>
          </table:table-cell>
          <table:table-cell table:formula="of:= [.B106] * ([.$B$10] - [.$B$9]) + [.$B$9]" office:value-type="float" office:value="166.626143098146" calcext:value-type="float">
            <text:p>167</text:p>
          </table:table-cell>
          <table:table-cell table:formula="of:= [.B106] * ([.$H$10] - [.$H$9]) + [.$H$9]" office:value-type="float" office:value="56.2201481573666" calcext:value-type="float">
            <text:p>56</text:p>
          </table:table-cell>
          <table:table-cell table:formula="of:= 7 / ([.B106] * ([.$K$10] - [.$K$9]) + [.$K$9])" office:value-type="float" office:value="1.44867352251974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06] + [.E106]" office:value-type="date" office:date-value="2017-10-16T07:54:08.595532" calcext:value-type="date">
            <text:p>Mon, Oct 16</text:p>
          </table:table-cell>
          <table:table-cell table:formula="of:=MIN(([.A107]-[.$E$9])/[.$E$11]; 1)" office:value-type="percentage" office:value="0.924051478622156" calcext:value-type="percentage">
            <text:p>92%</text:p>
          </table:table-cell>
          <table:table-cell table:formula="of:= [.B107] * ([.$B$10] - [.$B$9]) + [.$B$9]" office:value-type="float" office:value="166.892831821363" calcext:value-type="float">
            <text:p>167</text:p>
          </table:table-cell>
          <table:table-cell table:formula="of:= [.B107] * ([.$H$10] - [.$H$9]) + [.$H$9]" office:value-type="float" office:value="56.582316537997" calcext:value-type="float">
            <text:p>57</text:p>
          </table:table-cell>
          <table:table-cell table:formula="of:= 7 / ([.B107] * ([.$K$10] - [.$K$9]) + [.$K$9])" office:value-type="float" office:value="1.44386372602508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07] + [.E107]" office:value-type="date" office:date-value="2017-10-17T18:33:18.42146" calcext:value-type="date">
            <text:p>Tue, Oct 17</text:p>
          </table:table-cell>
          <table:table-cell table:formula="of:=MIN(([.A108]-[.$E$9])/[.$E$11]; 1)" office:value-type="percentage" office:value="0.932072943766737" calcext:value-type="percentage">
            <text:p>93%</text:p>
          </table:table-cell>
          <table:table-cell table:formula="of:= [.B108] * ([.$B$10] - [.$B$9]) + [.$B$9]" office:value-type="float" office:value="167.158635101127" calcext:value-type="float">
            <text:p>167</text:p>
          </table:table-cell>
          <table:table-cell table:formula="of:= [.B108] * ([.$H$10] - [.$H$9]) + [.$H$9]" office:value-type="float" office:value="56.9432824695032" calcext:value-type="float">
            <text:p>57</text:p>
          </table:table-cell>
          <table:table-cell table:formula="of:= 7 / ([.B108] * ([.$K$10] - [.$K$9]) + [.$K$9])" office:value-type="float" office:value="1.43910157340071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08] + [.E108]" office:value-type="date" office:date-value="2017-10-19T05:05:36.797402" calcext:value-type="date">
            <text:p>Thu, Oct 19</text:p>
          </table:table-cell>
          <table:table-cell table:formula="of:=MIN(([.A109]-[.$E$9])/[.$E$11]; 1)" office:value-type="percentage" office:value="0.940067952507848" calcext:value-type="percentage">
            <text:p>94%</text:p>
          </table:table-cell>
          <table:table-cell table:formula="of:= [.B109] * ([.$B$10] - [.$B$9]) + [.$B$9]" office:value-type="float" office:value="167.423561708276" calcext:value-type="float">
            <text:p>167</text:p>
          </table:table-cell>
          <table:table-cell table:formula="of:= [.B109] * ([.$H$10] - [.$H$9]) + [.$H$9]" office:value-type="float" office:value="57.3030578628532" calcext:value-type="float">
            <text:p>57</text:p>
          </table:table-cell>
          <table:table-cell table:formula="of:= 7 / ([.B109] * ([.$K$10] - [.$K$9]) + [.$K$9])" office:value-type="float" office:value="1.4343862827274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09] + [.E109]" office:value-type="date" office:date-value="2017-10-20T15:31:07.77223" calcext:value-type="date">
            <text:p>Fri, Oct 20</text:p>
          </table:table-cell>
          <table:table-cell table:formula="of:=MIN(([.A110]-[.$E$9])/[.$E$11]; 1)" office:value-type="percentage" office:value="0.948036765189681" calcext:value-type="percentage">
            <text:p>95%</text:p>
          </table:table-cell>
          <table:table-cell table:formula="of:= [.B110] * ([.$B$10] - [.$B$9]) + [.$B$9]" office:value-type="float" office:value="167.687620269708" calcext:value-type="float">
            <text:p>168</text:p>
          </table:table-cell>
          <table:table-cell table:formula="of:= [.B110] * ([.$H$10] - [.$H$9]) + [.$H$9]" office:value-type="float" office:value="57.6616544335357" calcext:value-type="float">
            <text:p>58</text:p>
          </table:table-cell>
          <table:table-cell table:formula="of:= 7 / ([.B110] * ([.$K$10] - [.$K$9]) + [.$K$9])" office:value-type="float" office:value="1.42971708994281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10] + [.E110]" office:value-type="date" office:date-value="2017-10-22T01:49:55.328801" calcext:value-type="date">
            <text:p>Sun, Oct 22</text:p>
          </table:table-cell>
          <table:table-cell table:formula="of:=MIN(([.A111]-[.$E$9])/[.$E$11]; 1)" office:value-type="percentage" office:value="0.955979637911595" calcext:value-type="percentage">
            <text:p>96%</text:p>
          </table:table-cell>
          <table:table-cell table:formula="of:= [.B111] * ([.$B$10] - [.$B$9]) + [.$B$9]" office:value-type="float" office:value="167.950819271658" calcext:value-type="float">
            <text:p>168</text:p>
          </table:table-cell>
          <table:table-cell table:formula="of:= [.B111] * ([.$H$10] - [.$H$9]) + [.$H$9]" office:value-type="float" office:value="58.0190837060218" calcext:value-type="float">
            <text:p>58</text:p>
          </table:table-cell>
          <table:table-cell table:formula="of:= 7 / ([.B111] * ([.$K$10] - [.$K$9]) + [.$K$9])" office:value-type="float" office:value="1.42509324832032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11] + [.E111]" office:value-type="date" office:date-value="2017-10-23T12:02:03.385456" calcext:value-type="date">
            <text:p>Mon, Oct 23</text:p>
          </table:table-cell>
          <table:table-cell table:formula="of:=MIN(([.A112]-[.$E$9])/[.$E$11]; 1)" office:value-type="percentage" office:value="0.963896822624479" calcext:value-type="percentage">
            <text:p>96%</text:p>
          </table:table-cell>
          <table:table-cell table:formula="of:= [.B112] * ([.$B$10] - [.$B$9]) + [.$B$9]" office:value-type="float" office:value="168.213167062896" calcext:value-type="float">
            <text:p>168</text:p>
          </table:table-cell>
          <table:table-cell table:formula="of:= [.B112] * ([.$H$10] - [.$H$9]) + [.$H$9]" office:value-type="float" office:value="58.3753570181016" calcext:value-type="float">
            <text:p>58</text:p>
          </table:table-cell>
          <table:table-cell table:formula="of:= 7 / ([.B112] * ([.$K$10] - [.$K$9]) + [.$K$9])" office:value-type="float" office:value="1.42051402796644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12] + [.E112]" office:value-type="date" office:date-value="2017-10-24T22:07:35.797472" calcext:value-type="date">
            <text:p>Tue, Oct 24</text:p>
          </table:table-cell>
          <table:table-cell table:formula="of:=MIN(([.A113]-[.$E$9])/[.$E$11]; 1)" office:value-type="percentage" office:value="0.971788567224293" calcext:value-type="percentage">
            <text:p>97%</text:p>
          </table:table-cell>
          <table:table-cell table:formula="of:= [.B113] * ([.$B$10] - [.$B$9]) + [.$B$9]" office:value-type="float" office:value="168.474671857828" calcext:value-type="float">
            <text:p>168</text:p>
          </table:table-cell>
          <table:table-cell table:formula="of:= [.B113] * ([.$H$10] - [.$H$9]) + [.$H$9]" office:value-type="float" office:value="58.7304855250932" calcext:value-type="float">
            <text:p>59</text:p>
          </table:table-cell>
          <table:table-cell table:formula="of:= 7 / ([.B113] * ([.$K$10] - [.$K$9]) + [.$K$9])" office:value-type="float" office:value="1.41597871533581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13] + [.E113]" office:value-type="date" office:date-value="2017-10-26T08:06:36.358477" calcext:value-type="date">
            <text:p>Thu, Oct 26</text:p>
          </table:table-cell>
          <table:table-cell table:formula="of:=MIN(([.A114]-[.$E$9])/[.$E$11]; 1)" office:value-type="percentage" office:value="0.97965511564281" calcext:value-type="percentage">
            <text:p>98%</text:p>
          </table:table-cell>
          <table:table-cell table:formula="of:= [.B114] * ([.$B$10] - [.$B$9]) + [.$B$9]" office:value-type="float" office:value="168.735341739498" calcext:value-type="float">
            <text:p>169</text:p>
          </table:table-cell>
          <table:table-cell table:formula="of:= [.B114] * ([.$H$10] - [.$H$9]) + [.$H$9]" office:value-type="float" office:value="59.0844802039264" calcext:value-type="float">
            <text:p>59</text:p>
          </table:table-cell>
          <table:table-cell table:formula="of:= 7 / ([.B114] * ([.$K$10] - [.$K$9]) + [.$K$9])" office:value-type="float" office:value="1.41148661276336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14] + [.E114]" office:value-type="date" office:date-value="2017-10-27T17:59:08.80182" calcext:value-type="date">
            <text:p>Fri, Oct 27</text:p>
          </table:table-cell>
          <table:table-cell table:formula="of:=MIN(([.A115]-[.$E$9])/[.$E$11]; 1)" office:value-type="percentage" office:value="0.987496707935942" calcext:value-type="percentage">
            <text:p>99%</text:p>
          </table:table-cell>
          <table:table-cell table:formula="of:= [.B115] * ([.$B$10] - [.$B$9]) + [.$B$9]" office:value-type="float" office:value="168.995184662519" calcext:value-type="float">
            <text:p>169</text:p>
          </table:table-cell>
          <table:table-cell table:formula="of:= [.B115] * ([.$H$10] - [.$H$9]) + [.$H$9]" office:value-type="float" office:value="59.4373518571174" calcext:value-type="float">
            <text:p>59</text:p>
          </table:table-cell>
          <table:table-cell table:formula="of:= 7 / ([.B115] * ([.$K$10] - [.$K$9]) + [.$K$9])" office:value-type="float" office:value="1.40703703801249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15] + [.E115]" office:value-type="date" office:date-value="2017-10-29T03:45:16.801904" calcext:value-type="date">
            <text:p>Sun, Oct 29</text:p>
          </table:table-cell>
          <table:table-cell table:formula="of:=MIN(([.A116]-[.$E$9])/[.$E$11]; 1)" office:value-type="percentage" office:value="0.995313580369354" calcext:value-type="percentage">
            <text:p>100%</text:p>
          </table:table-cell>
          <table:table-cell table:formula="of:= [.B116] * ([.$B$10] - [.$B$9]) + [.$B$9]" office:value-type="float" office:value="169.254208455909" calcext:value-type="float">
            <text:p>169</text:p>
          </table:table-cell>
          <table:table-cell table:formula="of:= [.B116] * ([.$H$10] - [.$H$9]) + [.$H$9]" office:value-type="float" office:value="59.7891111166209" calcext:value-type="float">
            <text:p>60</text:p>
          </table:table-cell>
          <table:table-cell table:formula="of:= 7 / ([.B116] * ([.$K$10] - [.$K$9]) + [.$K$9])" office:value-type="float" office:value="1.4026293238391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16] + [.E116]" office:value-type="date" office:date-value="2017-10-30T13:25:03.975484" calcext:value-type="date">
            <text:p>Mon, Oct 30</text:p>
          </table:table-cell>
          <table:table-cell table:formula="of:=MIN(([.A117]-[.$E$9])/[.$E$11]; 1)" office:value-type="percentage" office:value="1" calcext:value-type="percentage">
            <text:p>100%</text:p>
          </table:table-cell>
          <table:table-cell table:formula="of:= [.B117] * ([.$B$10] - [.$B$9]) + [.$B$9]" office:value-type="float" office:value="169.4095" calcext:value-type="float">
            <text:p>169</text:p>
          </table:table-cell>
          <table:table-cell table:formula="of:= [.B117] * ([.$H$10] - [.$H$9]) + [.$H$9]" office:value-type="float" office:value="60" calcext:value-type="float">
            <text:p>60</text:p>
          </table:table-cell>
          <table:table-cell table:formula="of:= 7 / ([.B117] * ([.$K$10] - [.$K$9]) + [.$K$9])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17] + [.E117]" office:value-type="date" office:date-value="2017-10-31T23:01:03.975484" calcext:value-type="date">
            <text:p>Tue, Oct 31</text:p>
          </table:table-cell>
          <table:table-cell table:formula="of:=MIN(([.A118]-[.$E$9])/[.$E$11]; 1)" office:value-type="percentage" office:value="1" calcext:value-type="percentage">
            <text:p>100%</text:p>
          </table:table-cell>
          <table:table-cell table:formula="of:= [.B118] * ([.$B$10] - [.$B$9]) + [.$B$9]" office:value-type="float" office:value="169.4095" calcext:value-type="float">
            <text:p>169</text:p>
          </table:table-cell>
          <table:table-cell table:formula="of:= [.B118] * ([.$H$10] - [.$H$9]) + [.$H$9]" office:value-type="float" office:value="60" calcext:value-type="float">
            <text:p>60</text:p>
          </table:table-cell>
          <table:table-cell table:formula="of:= 7 / ([.B118] * ([.$K$10] - [.$K$9]) + [.$K$9])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formula="of:= [.A118] + [.E118]" office:value-type="date" office:date-value="2017-11-02T08:37:03.975484" calcext:value-type="date">
            <text:p>Thu, Nov 2</text:p>
          </table:table-cell>
          <table:table-cell table:formula="of:=MIN(([.A119]-[.$E$9])/[.$E$11]; 1)" office:value-type="percentage" office:value="1" calcext:value-type="percentage">
            <text:p>100%</text:p>
          </table:table-cell>
          <table:table-cell table:formula="of:= [.B119] * ([.$B$10] - [.$B$9]) + [.$B$9]" office:value-type="float" office:value="169.4095" calcext:value-type="float">
            <text:p>169</text:p>
          </table:table-cell>
          <table:table-cell table:formula="of:= [.B119] * ([.$H$10] - [.$H$9]) + [.$H$9]" office:value-type="float" office:value="60" calcext:value-type="float">
            <text:p>60</text:p>
          </table:table-cell>
          <table:table-cell table:formula="of:= 7 / ([.B119] * ([.$K$10] - [.$K$9]) + [.$K$9])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10"/>
          <table:table-cell table:style-name="Default"/>
          <table:table-cell table:style-name="ce10"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0"/>
          <table:table-cell table:style-name="Default"/>
          <table:table-cell table:style-name="ce10"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 </number:text>
      <number:day/>
    </number:date-style>
    <number:date-style style:name="N122">
      <number:day-of-week/>
      <number:text>, </number:text>
      <number:month number:textual="true"/>
      <number:text> </number:text>
      <number:day/>
    </number:date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5:31:32.526086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0:19:41.878323231</meta:creation-date>
    <dc:date>2017-05-03T15:34:35.227221284</dc:date>
    <meta:editing-duration>P27DT13H54M15S</meta:editing-duration>
    <meta:editing-cycles>54</meta:editing-cycles>
    <meta:generator>LibreOffice/4.3.3.2$Linux_X86_64 LibreOffice_project/430m0$Build-2</meta:generator>
    <dc:creator>Adam Mackler</dc:creator>
    <meta:document-statistic meta:table-count="1" meta:cell-count="578" meta:object-count="0"/>
  </office:meta>
</office:document-meta>
</file>